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5.26cm" fo:min-width="4.45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39cm" fo:min-width="0.29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4cm" fo:min-width="0.29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41cm" fo:min-width="0.29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39cm" fo:min-width="0.29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4cm" fo:min-width="0.297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641cm" fo:min-width="0.29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5.26cm" fo:min-width="4.45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0.639cm" fo:min-width="0.29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0.64cm" fo:min-width="0.29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0.641cm" fo:min-width="0.29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0.639cm" fo:min-width="0.297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0.64cm" fo:min-width="0.297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0.641cm" fo:min-width="0.297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5.261cm" fo:min-width="4.456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41cm" fo:min-width="0.297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39cm" fo:min-width="0.297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4cm" fo:min-width="0.297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41cm" fo:min-width="0.298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39cm" fo:min-width="0.298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64cm" fo:min-width="0.298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5.261cm" fo:min-width="4.45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0.641cm" fo:min-width="0.297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0.639cm" fo:min-width="0.297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0.64cm" fo:min-width="0.297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0.641cm" fo:min-width="0.298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0.639cm" fo:min-width="0.298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0.64cm" fo:min-width="0.298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5.26cm" fo:min-width="4.456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39cm" fo:min-width="0.298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41cm" fo:min-width="0.298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4cm" fo:min-width="0.298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39cm" fo:min-width="0.297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41cm" fo:min-width="0.297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64cm" fo:min-width="0.297cm" fo:padding-top="0.142cm" fo:padding-bottom="0.142cm" fo:padding-left="0.267cm" fo:padding-right="0.267cm"/>
    </style:style>
    <style:style style:name="gr37" style:family="graphic" style:parent-style-name="objectwithoutfill">
      <style:graphic-properties draw:stroke="dash" draw:stroke-dash="Fine_20_Dashed" draw:fill="none" draw:textarea-vertical-align="middle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40%" draw:textarea-horizontal-align="justify" draw:textarea-vertical-align="middle" draw:auto-grow-height="false" fo:min-height="5.26cm" fo:min-width="4.456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40%" draw:textarea-horizontal-align="justify" draw:textarea-vertical-align="middle" draw:auto-grow-height="false" fo:min-height="0.639cm" fo:min-width="0.298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40%" draw:textarea-horizontal-align="justify" draw:textarea-vertical-align="middle" draw:auto-grow-height="false" fo:min-height="0.641cm" fo:min-width="0.298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40%" draw:textarea-horizontal-align="justify" draw:textarea-vertical-align="middle" draw:auto-grow-height="false" fo:min-height="0.64cm" fo:min-width="0.298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40%" draw:textarea-horizontal-align="justify" draw:textarea-vertical-align="middle" draw:auto-grow-height="false" fo:min-height="0.639cm" fo:min-width="0.297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40%" draw:textarea-horizontal-align="justify" draw:textarea-vertical-align="middle" draw:auto-grow-height="false" fo:min-height="0.641cm" fo:min-width="0.297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40%" draw:textarea-horizontal-align="justify" draw:textarea-vertical-align="middle" draw:auto-grow-height="false" fo:min-height="0.64cm" fo:min-width="0.297cm" fo:padding-top="0.142cm" fo:padding-bottom="0.142cm" fo:padding-left="0.267cm" fo:padding-right="0.267cm"/>
    </style:style>
    <style:style style:name="gr45" style:family="graphic" style:parent-style-name="standard">
      <style:graphic-properties svg:stroke-width="0.106cm" svg:stroke-color="#000000" draw:marker-start-width="0.359cm" draw:marker-end-width="0.359cm" draw:fill-color="#808080" draw:opacity="70%" draw:textarea-horizontal-align="justify" draw:textarea-vertical-align="middle" draw:auto-grow-height="false" fo:min-height="2.416cm" fo:min-width="1.89cm" fo:padding-top="0.178cm" fo:padding-bottom="0.178cm" fo:padding-left="0.303cm" fo:padding-right="0.303cm"/>
    </style:style>
    <style:style style:name="gr4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draw:fill-color="#000000" draw:textarea-horizontal-align="justify" draw:textarea-vertical-align="middle" draw:auto-grow-height="false" fo:min-height="4.762cm" fo:min-width="0cm"/>
    </style:style>
    <style:style style:name="gr48" style:family="graphic" style:parent-style-name="standard">
      <style:graphic-properties draw:stroke="none" draw:fill-color="#000000" draw:textarea-horizontal-align="justify" draw:textarea-vertical-align="middle" draw:auto-grow-height="false" fo:min-height="4.261cm" fo:min-width="0cm"/>
    </style:style>
    <style:style style:name="gr49" style:family="graphic" style:parent-style-name="standard">
      <style:graphic-properties draw:stroke="none" draw:fill-color="#000000" draw:textarea-horizontal-align="justify" draw:textarea-vertical-align="middle" draw:auto-grow-height="false" fo:min-height="0.376cm" fo:min-width="0cm"/>
    </style:style>
    <style:style style:name="gr50" style:family="graphic" style:parent-style-name="standard">
      <style:graphic-properties draw:stroke="none" svg:stroke-width="0.044cm" draw:stroke-linejoin="miter" draw:fill="solid" draw:fill-color="#ffffff"/>
    </style:style>
    <style:style style:name="gr51" style:family="graphic" style:parent-style-name="standard">
      <style:graphic-properties draw:stroke="none" svg:stroke-width="0.044cm" draw:stroke-linejoin="miter" draw:fill="solid" draw:fill-color="#000000"/>
    </style:style>
    <style:style style:name="gr5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53" style:family="graphic" style:parent-style-name="standard">
      <style:graphic-properties draw:stroke="none" draw:fill-color="#000000" draw:textarea-horizontal-align="justify" draw:textarea-vertical-align="middle" draw:auto-grow-height="false" fo:min-height="2.122cm" fo:min-width="0cm"/>
    </style:style>
    <style:style style:name="gr54" style:family="graphic" style:parent-style-name="standard">
      <style:graphic-properties draw:stroke="none" draw:fill-color="#000000" draw:textarea-horizontal-align="justify" draw:textarea-vertical-align="middle" draw:auto-grow-height="false" fo:min-height="1.884cm" fo:min-width="0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223cm" fo:min-width="0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000000" draw:marker-start-width="0.252cm" draw:marker-end-width="0.252cm" draw:fill="none" draw:fill-color="#65c295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000000" draw:marker-start-width="0.252cm" draw:marker-end-width="0.252cm" draw:fill="solid" draw:fill-color="#65c295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000000" draw:marker-start-width="0.252cm" draw:marker-end-width="0.252cm" draw:fill="none" draw:fill-color="#65c295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61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22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000000" draw:marker-start-width="0.252cm" draw:marker-end-width="0.252cm" draw:fill="none" draw:fill-color="#5565af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000000" draw:marker-start-width="0.252cm" draw:marker-end-width="0.252cm" draw:fill="solid" draw:fill-color="#5565af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svg:stroke-color="#000000" draw:marker-start-width="0.252cm" draw:marker-end-width="0.252cm" draw:fill="none" draw:fill-color="#5565af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223cm" fo:min-width="0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none" draw:fill-color="#f37b70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="solid" draw:fill-color="#f37b70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="none" draw:fill-color="#f37b70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0.223cm" fo:min-width="0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hatch" draw:fill-color="#f37b70" draw:fill-hatch-name="Black_20_-45_20_Degrees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78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0.223cm" fo:min-width="0cm" fo:padding-top="0.142cm" fo:padding-bottom="0.142cm" fo:padding-left="0.267cm" fo:padding-right="0.267cm"/>
    </style:style>
    <style:style style:name="gr79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80" style:family="graphic" style:parent-style-name="standard">
      <style:graphic-properties svg:stroke-width="0.035cm" svg:stroke-color="#000000" draw:marker-start-width="0.252cm" draw:marker-end-width="0.252cm" draw:fill="hatch" draw:fill-color="#5565af" draw:fill-hatch-name="Black_20_0_20_Degrees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81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90%" draw:textarea-horizontal-align="justify" draw:textarea-vertical-align="middle" draw:auto-grow-height="false" fo:min-height="0.226cm" fo:min-width="0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90%" draw:textarea-horizontal-align="justify" draw:textarea-vertical-align="middle" draw:auto-grow-height="false" fo:min-height="0.223cm" fo:min-width="0cm" fo:padding-top="0.142cm" fo:padding-bottom="0.142cm" fo:padding-left="0.267cm" fo:padding-right="0.267cm"/>
    </style:style>
    <style:style style:name="gr83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9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hatch" draw:fill-color="#65c295" draw:fill-hatch-name="Black_20_45_20_Degrees" draw:opacity="90%" draw:textarea-horizontal-align="justify" draw:textarea-vertical-align="middle" draw:auto-grow-height="false" fo:min-height="0.225cm" fo:min-width="0cm" fo:padding-top="0.142cm" fo:padding-bottom="0.142cm" fo:padding-left="0.267cm" fo:padding-right="0.267cm"/>
    </style:style>
    <style:style style:name="gr85" style:family="graphic" style:parent-style-name="standard">
      <style:graphic-properties draw:stroke="none" draw:fill-color="#000000" draw:textarea-horizontal-align="justify" draw:textarea-vertical-align="middle" draw:auto-grow-height="false" fo:min-height="3.649cm" fo:min-width="0cm"/>
    </style:style>
    <style:style style:name="gr86" style:family="graphic" style:parent-style-name="standard">
      <style:graphic-properties draw:stroke="none" draw:fill-color="#000000" draw:textarea-horizontal-align="justify" draw:textarea-vertical-align="middle" draw:auto-grow-height="false" fo:min-height="5.386cm" fo:min-width="0cm"/>
    </style:style>
    <style:style style:name="gr87" style:family="graphic" style:parent-style-name="standard">
      <style:graphic-properties svg:stroke-width="0.106cm" svg:stroke-color="#000000" draw:marker-start-width="0.359cm" draw:marker-end-width="0.359cm" draw:fill-color="#808080" draw:opacity="70%" draw:textarea-horizontal-align="justify" draw:textarea-vertical-align="middle" draw:auto-grow-height="false" fo:min-height="0.152cm" fo:min-width="3.518cm" fo:padding-top="0.178cm" fo:padding-bottom="0.178cm" fo:padding-left="0.303cm" fo:padding-right="0.303cm"/>
    </style:style>
    <style:style style:name="gr88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89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9cm" fo:min-width="0.241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6cm" fo:min-width="0.241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9cm" fo:min-width="0.242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6cm" fo:min-width="0.242cm" fo:padding-top="0.142cm" fo:padding-bottom="0.142cm" fo:padding-left="0.267cm" fo:padding-right="0.267cm"/>
    </style:style>
    <style:style style:name="gr96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97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7cm" fo:min-width="0.24cm" fo:padding-top="0.142cm" fo:padding-bottom="0.142cm" fo:padding-left="0.267cm" fo:padding-right="0.267cm"/>
    </style:style>
    <style:style style:name="gr98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9cm" fo:min-width="0.24cm" fo:padding-top="0.142cm" fo:padding-bottom="0.142cm" fo:padding-left="0.267cm" fo:padding-right="0.267cm"/>
    </style:style>
    <style:style style:name="gr99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6cm" fo:min-width="0.24cm" fo:padding-top="0.142cm" fo:padding-bottom="0.142cm" fo:padding-left="0.267cm" fo:padding-right="0.267cm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578cm" fo:min-width="0.24cm" fo:padding-top="0.142cm" fo:padding-bottom="0.142cm" fo:padding-left="0.267cm" fo:padding-right="0.267cm"/>
    </style:style>
    <style:style style:name="gr101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102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103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9cm" fo:min-width="0.241cm" fo:padding-top="0.142cm" fo:padding-bottom="0.142cm" fo:padding-left="0.267cm" fo:padding-right="0.267cm"/>
    </style:style>
    <style:style style:name="gr104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6cm" fo:min-width="0.241cm" fo:padding-top="0.142cm" fo:padding-bottom="0.142cm" fo:padding-left="0.267cm" fo:padding-right="0.267cm"/>
    </style:style>
    <style:style style:name="gr105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106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107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9cm" fo:min-width="0.242cm" fo:padding-top="0.142cm" fo:padding-bottom="0.142cm" fo:padding-left="0.267cm" fo:padding-right="0.267cm"/>
    </style:style>
    <style:style style:name="gr108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6cm" fo:min-width="0.242cm" fo:padding-top="0.142cm" fo:padding-bottom="0.142cm" fo:padding-left="0.267cm" fo:padding-right="0.267cm"/>
    </style:style>
    <style:style style:name="gr109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110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7cm" fo:min-width="0.24cm" fo:padding-top="0.142cm" fo:padding-bottom="0.142cm" fo:padding-left="0.267cm" fo:padding-right="0.267cm"/>
    </style:style>
    <style:style style:name="gr111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9cm" fo:min-width="0.24cm" fo:padding-top="0.142cm" fo:padding-bottom="0.142cm" fo:padding-left="0.267cm" fo:padding-right="0.267cm"/>
    </style:style>
    <style:style style:name="gr112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6cm" fo:min-width="0.24cm" fo:padding-top="0.142cm" fo:padding-bottom="0.142cm" fo:padding-left="0.267cm" fo:padding-right="0.267cm"/>
    </style:style>
    <style:style style:name="gr113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80%" draw:textarea-horizontal-align="justify" draw:textarea-vertical-align="middle" draw:auto-grow-height="false" fo:min-height="0.578cm" fo:min-width="0.24cm" fo:padding-top="0.142cm" fo:padding-bottom="0.142cm" fo:padding-left="0.267cm" fo:padding-right="0.267cm"/>
    </style:style>
    <style:style style:name="gr114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115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116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117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7cm" fo:min-width="0.24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8cm" fo:min-width="0.24cm" fo:padding-top="0.142cm" fo:padding-bottom="0.142cm" fo:padding-left="0.267cm" fo:padding-right="0.267cm"/>
    </style:style>
    <style:style style:name="gr119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120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121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4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122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4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123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4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124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40%" draw:textarea-horizontal-align="justify" draw:textarea-vertical-align="middle" draw:auto-grow-height="false" fo:min-height="0.577cm" fo:min-width="0.24cm" fo:padding-top="0.142cm" fo:padding-bottom="0.142cm" fo:padding-left="0.267cm" fo:padding-right="0.267cm"/>
    </style:style>
    <style:style style:name="gr125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40%" draw:textarea-horizontal-align="justify" draw:textarea-vertical-align="middle" draw:auto-grow-height="false" fo:min-height="0.578cm" fo:min-width="0.24cm" fo:padding-top="0.142cm" fo:padding-bottom="0.142cm" fo:padding-left="0.267cm" fo:padding-right="0.267cm"/>
    </style:style>
    <style:style style:name="gr126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4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127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4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128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4.883cm" fo:min-width="4.117cm" fo:padding-top="0.142cm" fo:padding-bottom="0.142cm" fo:padding-left="0.267cm" fo:padding-right="0.267cm"/>
    </style:style>
    <style:style style:name="gr129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6cm" fo:min-width="0.241cm" fo:padding-top="0.142cm" fo:padding-bottom="0.142cm" fo:padding-left="0.267cm" fo:padding-right="0.267cm"/>
    </style:style>
    <style:style style:name="gr130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131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132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6cm" fo:min-width="0.242cm" fo:padding-top="0.142cm" fo:padding-bottom="0.142cm" fo:padding-left="0.267cm" fo:padding-right="0.267cm"/>
    </style:style>
    <style:style style:name="gr133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134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135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40%" draw:textarea-horizontal-align="justify" draw:textarea-vertical-align="middle" draw:auto-grow-height="false" fo:min-height="4.883cm" fo:min-width="4.117cm" fo:padding-top="0.142cm" fo:padding-bottom="0.142cm" fo:padding-left="0.267cm" fo:padding-right="0.267cm"/>
    </style:style>
    <style:style style:name="gr136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40%" draw:textarea-horizontal-align="justify" draw:textarea-vertical-align="middle" draw:auto-grow-height="false" fo:min-height="0.576cm" fo:min-width="0.241cm" fo:padding-top="0.142cm" fo:padding-bottom="0.142cm" fo:padding-left="0.267cm" fo:padding-right="0.267cm"/>
    </style:style>
    <style:style style:name="gr137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4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138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4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139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40%" draw:textarea-horizontal-align="justify" draw:textarea-vertical-align="middle" draw:auto-grow-height="false" fo:min-height="0.576cm" fo:min-width="0.242cm" fo:padding-top="0.142cm" fo:padding-bottom="0.142cm" fo:padding-left="0.267cm" fo:padding-right="0.267cm"/>
    </style:style>
    <style:style style:name="gr140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4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141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4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142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143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7cm" fo:min-width="0.24cm" fo:padding-top="0.142cm" fo:padding-bottom="0.142cm" fo:padding-left="0.267cm" fo:padding-right="0.267cm"/>
    </style:style>
    <style:style style:name="gr144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8cm" fo:min-width="0.24cm" fo:padding-top="0.142cm" fo:padding-bottom="0.142cm" fo:padding-left="0.267cm" fo:padding-right="0.267cm"/>
    </style:style>
    <style:style style:name="gr145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146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147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148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149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4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150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40%" draw:textarea-horizontal-align="justify" draw:textarea-vertical-align="middle" draw:auto-grow-height="false" fo:min-height="0.577cm" fo:min-width="0.24cm" fo:padding-top="0.142cm" fo:padding-bottom="0.142cm" fo:padding-left="0.267cm" fo:padding-right="0.267cm"/>
    </style:style>
    <style:style style:name="gr151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40%" draw:textarea-horizontal-align="justify" draw:textarea-vertical-align="middle" draw:auto-grow-height="false" fo:min-height="0.578cm" fo:min-width="0.24cm" fo:padding-top="0.142cm" fo:padding-bottom="0.142cm" fo:padding-left="0.267cm" fo:padding-right="0.267cm"/>
    </style:style>
    <style:style style:name="gr152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4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153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4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154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4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155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4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156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157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6cm" fo:min-width="0.241cm" fo:padding-top="0.142cm" fo:padding-bottom="0.142cm" fo:padding-left="0.267cm" fo:padding-right="0.267cm"/>
    </style:style>
    <style:style style:name="gr158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159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160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6cm" fo:min-width="0.242cm" fo:padding-top="0.142cm" fo:padding-bottom="0.142cm" fo:padding-left="0.267cm" fo:padding-right="0.267cm"/>
    </style:style>
    <style:style style:name="gr161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162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163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40%" draw:textarea-horizontal-align="justify" draw:textarea-vertical-align="middle" draw:auto-grow-height="false" fo:min-height="4.884cm" fo:min-width="4.117cm" fo:padding-top="0.142cm" fo:padding-bottom="0.142cm" fo:padding-left="0.267cm" fo:padding-right="0.267cm"/>
    </style:style>
    <style:style style:name="gr164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40%" draw:textarea-horizontal-align="justify" draw:textarea-vertical-align="middle" draw:auto-grow-height="false" fo:min-height="0.576cm" fo:min-width="0.241cm" fo:padding-top="0.142cm" fo:padding-bottom="0.142cm" fo:padding-left="0.267cm" fo:padding-right="0.267cm"/>
    </style:style>
    <style:style style:name="gr165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40%" draw:textarea-horizontal-align="justify" draw:textarea-vertical-align="middle" draw:auto-grow-height="false" fo:min-height="0.578cm" fo:min-width="0.241cm" fo:padding-top="0.142cm" fo:padding-bottom="0.142cm" fo:padding-left="0.267cm" fo:padding-right="0.267cm"/>
    </style:style>
    <style:style style:name="gr166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40%" draw:textarea-horizontal-align="justify" draw:textarea-vertical-align="middle" draw:auto-grow-height="false" fo:min-height="0.577cm" fo:min-width="0.241cm" fo:padding-top="0.142cm" fo:padding-bottom="0.142cm" fo:padding-left="0.267cm" fo:padding-right="0.267cm"/>
    </style:style>
    <style:style style:name="gr167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40%" draw:textarea-horizontal-align="justify" draw:textarea-vertical-align="middle" draw:auto-grow-height="false" fo:min-height="0.576cm" fo:min-width="0.242cm" fo:padding-top="0.142cm" fo:padding-bottom="0.142cm" fo:padding-left="0.267cm" fo:padding-right="0.267cm"/>
    </style:style>
    <style:style style:name="gr168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40%" draw:textarea-horizontal-align="justify" draw:textarea-vertical-align="middle" draw:auto-grow-height="false" fo:min-height="0.578cm" fo:min-width="0.242cm" fo:padding-top="0.142cm" fo:padding-bottom="0.142cm" fo:padding-left="0.267cm" fo:padding-right="0.267cm"/>
    </style:style>
    <style:style style:name="gr169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40%" draw:textarea-horizontal-align="justify" draw:textarea-vertical-align="middle" draw:auto-grow-height="false" fo:min-height="0.577cm" fo:min-width="0.242cm" fo:padding-top="0.142cm" fo:padding-bottom="0.142cm" fo:padding-left="0.267cm" fo:padding-right="0.267cm"/>
    </style:style>
    <style:style style:name="gr170" style:family="graphic" style:parent-style-name="standard">
      <style:graphic-properties draw:stroke="none" draw:fill-color="#000000" draw:textarea-horizontal-align="justify" draw:textarea-vertical-align="middle" draw:auto-grow-height="false" fo:min-height="0.582cm" fo:min-width="0cm"/>
    </style:style>
    <style:style style:name="gr171" style:family="graphic" style:parent-style-name="standard">
      <style:graphic-properties draw:stroke="none" draw:fill-color="#000000" draw:textarea-horizontal-align="justify" draw:textarea-vertical-align="middle" draw:auto-grow-height="false" fo:min-height="4.085cm" fo:min-width="0cm"/>
    </style:style>
    <style:style style:name="gr172" style:family="graphic" style:parent-style-name="standard">
      <style:graphic-properties svg:stroke-width="0.106cm" svg:stroke-color="#000000" draw:marker-start-width="0.359cm" draw:marker-end-width="0.359cm" draw:fill-color="#808080" draw:opacity="70%" draw:textarea-horizontal-align="justify" draw:textarea-vertical-align="middle" draw:auto-grow-height="false" fo:min-height="0.506cm" fo:min-width="0.177cm" fo:padding-top="0.178cm" fo:padding-bottom="0.178cm" fo:padding-left="0.303cm" fo:padding-right="0.303cm"/>
    </style:style>
    <style:style style:name="gr173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74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75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76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77" style:family="graphic" style:parent-style-name="standard">
      <style:graphic-properties svg:stroke-width="0.035cm" svg:stroke-color="#000000" draw:marker-start-width="0.252cm" draw:marker-end-width="0.252cm" draw:fill="solid" draw:fill-color="#bd7cb5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78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79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80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81" style:family="graphic" style:parent-style-name="standard">
      <style:graphic-properties svg:stroke-width="0.035cm" svg:stroke-color="#000000" draw:marker-start-width="0.252cm" draw:marker-end-width="0.252cm" draw:fill="solid" draw:fill-color="#826aaf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82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83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84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85" style:family="graphic" style:parent-style-name="standard">
      <style:graphic-properties svg:stroke-width="0.035cm" svg:stroke-color="#000000" draw:marker-start-width="0.252cm" draw:marker-end-width="0.252cm" draw:fill="solid" draw:fill-color="#59c5c7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86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87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88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89" style:family="graphic" style:parent-style-name="standard">
      <style:graphic-properties svg:stroke-width="0.035cm" svg:stroke-color="#000000" draw:marker-start-width="0.252cm" draw:marker-end-width="0.252cm" draw:fill="solid" draw:fill-color="#fff685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90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91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92" style:family="graphic" style:parent-style-name="standard">
      <style:graphic-properties svg:stroke-width="0.035cm" svg:stroke-color="#000000" draw:marker-start-width="0.252cm" draw:marker-end-width="0.252cm" draw:fill="solid" draw:fill-color="#f9a870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93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94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95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196" style:family="graphic" style:parent-style-name="standard">
      <style:graphic-properties svg:stroke-width="0.035cm" svg:stroke-color="#000000" draw:marker-start-width="0.252cm" draw:marker-end-width="0.252cm" draw:fill="hatch" draw:fill-color="#59c5c7" draw:fill-hatch-name="Black_20_0_20_Degrees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197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198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199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200" style:family="graphic" style:parent-style-name="standard">
      <style:graphic-properties svg:stroke-width="0.035cm" svg:stroke-color="#000000" draw:marker-start-width="0.252cm" draw:marker-end-width="0.252cm" draw:fill="hatch" draw:fill-color="#826aaf" draw:fill-hatch-name="Black_20_45_20_Degrees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201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202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203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204" style:family="graphic" style:parent-style-name="standard">
      <style:graphic-properties svg:stroke-width="0.035cm" svg:stroke-color="#000000" draw:marker-start-width="0.252cm" draw:marker-end-width="0.252cm" draw:fill="hatch" draw:fill-color="#bd7cb5" draw:fill-hatch-name="Black_20_-45_20_Degrees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205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206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207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208" style:family="graphic" style:parent-style-name="standard">
      <style:graphic-properties svg:stroke-width="0.035cm" svg:stroke-color="#000000" draw:marker-start-width="0.252cm" draw:marker-end-width="0.252cm" draw:fill="hatch" draw:fill-color="#f9a870" draw:fill-hatch-name="Black_20_90_20_Degrees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209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90%" draw:textarea-horizontal-align="justify" draw:textarea-vertical-align="middle" draw:auto-grow-height="false" fo:min-height="0.222cm" fo:min-width="0cm" fo:padding-top="0.142cm" fo:padding-bottom="0.142cm" fo:padding-left="0.267cm" fo:padding-right="0.267cm"/>
    </style:style>
    <style:style style:name="gr210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90%" draw:textarea-horizontal-align="justify" draw:textarea-vertical-align="middle" draw:auto-grow-height="false" fo:min-height="0.22cm" fo:min-width="0cm" fo:padding-top="0.142cm" fo:padding-bottom="0.142cm" fo:padding-left="0.267cm" fo:padding-right="0.267cm"/>
    </style:style>
    <style:style style:name="gr211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90%" draw:textarea-horizontal-align="justify" draw:textarea-vertical-align="middle" draw:auto-grow-height="false" fo:min-height="0.219cm" fo:min-width="0cm" fo:padding-top="0.142cm" fo:padding-bottom="0.142cm" fo:padding-left="0.267cm" fo:padding-right="0.267cm"/>
    </style:style>
    <style:style style:name="gr212" style:family="graphic" style:parent-style-name="standard">
      <style:graphic-properties svg:stroke-width="0.035cm" svg:stroke-color="#000000" draw:marker-start-width="0.252cm" draw:marker-end-width="0.252cm" draw:fill="hatch" draw:fill-color="#fff685" draw:fill-hatch-name="Black_20_45_20_Degrees_20_Wide" draw:opacity="90%" draw:textarea-horizontal-align="justify" draw:textarea-vertical-align="middle" draw:auto-grow-height="false" fo:min-height="0.221cm" fo:min-width="0cm" fo:padding-top="0.142cm" fo:padding-bottom="0.142cm" fo:padding-left="0.267cm" fo:padding-right="0.267cm"/>
    </style:style>
    <style:style style:name="gr213" style:family="graphic" style:parent-style-name="standard">
      <style:graphic-properties draw:stroke="none" draw:fill-color="#000000" draw:textarea-horizontal-align="justify" draw:textarea-vertical-align="middle" draw:auto-grow-height="false" fo:min-height="1.742cm" fo:min-width="0cm"/>
    </style:style>
    <style:style style:name="gr214" style:family="graphic" style:parent-style-name="standard">
      <style:graphic-properties svg:stroke-width="0.106cm" svg:stroke-color="#000000" draw:marker-start-width="0.359cm" draw:marker-end-width="0.359cm" draw:fill-color="#808080" draw:opacity="70%" draw:textarea-horizontal-align="justify" draw:textarea-vertical-align="middle" draw:auto-grow-height="false" fo:min-height="0.152cm" fo:min-width="1.604cm" fo:padding-top="0.178cm" fo:padding-bottom="0.178cm" fo:padding-left="0.303cm" fo:padding-right="0.303cm"/>
    </style:style>
    <style:style style:name="gr21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37b70" draw:opacity="90%"/>
      <style:paragraph-properties fo:text-align="center"/>
    </style:style>
    <style:style style:name="P3" style:family="paragraph">
      <loext:graphic-properties draw:fill="hatch" draw:fill-color="#f37b70" draw:fill-hatch-name="Black_20_-45_20_Degrees" draw:opacity="90%"/>
      <style:paragraph-properties fo:text-align="center"/>
    </style:style>
    <style:style style:name="P4" style:family="paragraph">
      <loext:graphic-properties draw:fill="solid" draw:fill-color="#5565af" draw:opacity="90%"/>
      <style:paragraph-properties fo:text-align="center"/>
    </style:style>
    <style:style style:name="P5" style:family="paragraph">
      <loext:graphic-properties draw:fill="hatch" draw:fill-color="#5565af" draw:fill-hatch-name="Black_20_0_20_Degrees" draw:opacity="90%"/>
      <style:paragraph-properties fo:text-align="center"/>
    </style:style>
    <style:style style:name="P6" style:family="paragraph">
      <loext:graphic-properties draw:fill="solid" draw:fill-color="#65c295" draw:opacity="90%"/>
      <style:paragraph-properties fo:text-align="center"/>
    </style:style>
    <style:style style:name="P7" style:family="paragraph">
      <loext:graphic-properties draw:fill="hatch" draw:fill-color="#65c295" draw:fill-hatch-name="Black_20_45_20_Degrees" draw:opacity="40%"/>
      <style:paragraph-properties fo:text-align="center"/>
    </style:style>
    <style:style style:name="P8" style:family="paragraph">
      <loext:graphic-properties draw:fill-color="#808080" draw:opacity="70%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 draw:opacity="0%"/>
    </style:style>
    <style:style style:name="P13" style:family="paragraph">
      <loext:graphic-properties draw:fill="none" draw:fill-color="#65c295" draw:opacity="90%"/>
      <style:paragraph-properties fo:text-align="center"/>
    </style:style>
    <style:style style:name="P14" style:family="paragraph">
      <loext:graphic-properties draw:fill="none" draw:fill-color="#5565af" draw:opacity="90%"/>
      <style:paragraph-properties fo:text-align="center"/>
    </style:style>
    <style:style style:name="P15" style:family="paragraph">
      <loext:graphic-properties draw:fill="none" draw:fill-color="#f37b70" draw:opacity="90%"/>
      <style:paragraph-properties fo:text-align="center"/>
    </style:style>
    <style:style style:name="P16" style:family="paragraph">
      <loext:graphic-properties draw:fill="hatch" draw:fill-color="#65c295" draw:fill-hatch-name="Black_20_45_20_Degrees" draw:opacity="90%"/>
      <style:paragraph-properties fo:text-align="center"/>
    </style:style>
    <style:style style:name="P17" style:family="paragraph">
      <loext:graphic-properties draw:fill="solid" draw:fill-color="#fff685" draw:opacity="90%"/>
      <style:paragraph-properties fo:text-align="center"/>
    </style:style>
    <style:style style:name="P18" style:family="paragraph">
      <loext:graphic-properties draw:fill="hatch" draw:fill-color="#fff685" draw:fill-hatch-name="Black_20_45_20_Degrees_20_Wide" draw:opacity="80%"/>
      <style:paragraph-properties fo:text-align="center"/>
    </style:style>
    <style:style style:name="P19" style:family="paragraph">
      <loext:graphic-properties draw:fill="solid" draw:fill-color="#f9a870" draw:opacity="90%"/>
      <style:paragraph-properties fo:text-align="center"/>
    </style:style>
    <style:style style:name="P20" style:family="paragraph">
      <loext:graphic-properties draw:fill="hatch" draw:fill-color="#f9a870" draw:fill-hatch-name="Black_20_90_20_Degrees" draw:opacity="40%"/>
      <style:paragraph-properties fo:text-align="center"/>
    </style:style>
    <style:style style:name="P21" style:family="paragraph">
      <loext:graphic-properties draw:fill="solid" draw:fill-color="#bd7cb5" draw:opacity="90%"/>
      <style:paragraph-properties fo:text-align="center"/>
    </style:style>
    <style:style style:name="P22" style:family="paragraph">
      <loext:graphic-properties draw:fill="hatch" draw:fill-color="#bd7cb5" draw:fill-hatch-name="Black_20_-45_20_Degrees" draw:opacity="40%"/>
      <style:paragraph-properties fo:text-align="center"/>
    </style:style>
    <style:style style:name="P23" style:family="paragraph">
      <loext:graphic-properties draw:fill="solid" draw:fill-color="#826aaf" draw:opacity="90%"/>
      <style:paragraph-properties fo:text-align="center"/>
    </style:style>
    <style:style style:name="P24" style:family="paragraph">
      <loext:graphic-properties draw:fill="hatch" draw:fill-color="#826aaf" draw:fill-hatch-name="Black_20_45_20_Degrees" draw:opacity="40%"/>
      <style:paragraph-properties fo:text-align="center"/>
    </style:style>
    <style:style style:name="P25" style:family="paragraph">
      <loext:graphic-properties draw:fill="solid" draw:fill-color="#59c5c7" draw:opacity="90%"/>
      <style:paragraph-properties fo:text-align="center"/>
    </style:style>
    <style:style style:name="P26" style:family="paragraph">
      <loext:graphic-properties draw:fill="hatch" draw:fill-color="#59c5c7" draw:fill-hatch-name="Black_20_0_20_Degrees" draw:opacity="40%"/>
      <style:paragraph-properties fo:text-align="center"/>
    </style:style>
    <style:style style:name="P27" style:family="paragraph">
      <loext:graphic-properties draw:fill="hatch" draw:fill-color="#59c5c7" draw:fill-hatch-name="Black_20_0_20_Degrees" draw:opacity="90%"/>
      <style:paragraph-properties fo:text-align="center"/>
    </style:style>
    <style:style style:name="P28" style:family="paragraph">
      <loext:graphic-properties draw:fill="hatch" draw:fill-color="#826aaf" draw:fill-hatch-name="Black_20_45_20_Degrees" draw:opacity="90%"/>
      <style:paragraph-properties fo:text-align="center"/>
    </style:style>
    <style:style style:name="P29" style:family="paragraph">
      <loext:graphic-properties draw:fill="hatch" draw:fill-color="#bd7cb5" draw:fill-hatch-name="Black_20_-45_20_Degrees" draw:opacity="90%"/>
      <style:paragraph-properties fo:text-align="center"/>
    </style:style>
    <style:style style:name="P30" style:family="paragraph">
      <loext:graphic-properties draw:fill="hatch" draw:fill-color="#f9a870" draw:fill-hatch-name="Black_20_90_20_Degrees" draw:opacity="90%"/>
      <style:paragraph-properties fo:text-align="center"/>
    </style:style>
    <style:style style:name="P31" style:family="paragraph">
      <loext:graphic-properties draw:fill="hatch" draw:fill-color="#fff685" draw:fill-hatch-name="Black_20_45_20_Degrees_20_Wide" draw:opacity="90%"/>
      <style:paragraph-properties fo:text-align="center"/>
    </style:style>
    <style:style style:name="P32" style:family="paragraph">
      <loext:graphic-properties draw:fill-color="#ffffff"/>
    </style:style>
  </office:automatic-styles>
  <office:body>
    <office:presentation>
      <draw:page draw:name="page1" draw:style-name="dp1" draw:master-page-name="Standard">
        <office:forms form:automatic-focus="false" form:apply-design-mode="false"/>
        <draw:line draw:style-name="gr1" draw:text-style-name="P1" draw:layer="layout" svg:x1="6.827cm" svg:y1="3.303cm" svg:x2="8.287cm" svg:y2="3.303cm">
          <text:p/>
        </draw:line>
        <draw:line draw:style-name="gr1" draw:text-style-name="P1" draw:layer="layout" svg:x1="13.484cm" svg:y1="3.303cm" svg:x2="14.944cm" svg:y2="3.303cm">
          <text:p/>
        </draw:line>
        <draw:line draw:style-name="gr1" draw:text-style-name="P1" draw:layer="layout" svg:x1="19.612cm" svg:y1="3.303cm" svg:x2="20.844cm" svg:y2="3.303cm">
          <text:p/>
        </draw:line>
        <draw:g>
          <draw:g>
            <draw:custom-shape draw:style-name="gr2" draw:text-style-name="P2" draw:layer="layout" svg:width="4.99cm" svg:height="5.544cm" svg:x="1.714cm" svg:y="4.52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832cm" svg:height="0.923cm" svg:x="5.872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5.872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5.872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5.872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5.872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5.872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831cm" svg:height="0.923cm" svg:x="5.041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0.831cm" svg:height="0.924cm" svg:x="5.041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0.831cm" svg:height="0.925cm" svg:x="5.041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831cm" svg:height="0.923cm" svg:x="5.041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0.831cm" svg:height="0.925cm" svg:x="5.041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0.831cm" svg:height="0.924cm" svg:x="5.041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4.209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4.209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4.209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4.209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4.209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4.209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3.377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3.377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3.377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3.377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3.377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3.377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2.545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2.545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2.545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832cm" svg:height="0.923cm" svg:x="2.545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832cm" svg:height="0.925cm" svg:x="2.545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832cm" svg:height="0.924cm" svg:x="2.545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831cm" svg:height="0.923cm" svg:x="1.714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0.831cm" svg:height="0.924cm" svg:x="1.714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0.831cm" svg:height="0.925cm" svg:x="1.714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831cm" svg:height="0.923cm" svg:x="1.714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0.831cm" svg:height="0.925cm" svg:x="1.714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0.831cm" svg:height="0.924cm" svg:x="1.714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3" draw:layer="layout" svg:width="4.99cm" svg:height="5.544cm" svg:x="1.714cm" svg:y="4.52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0.832cm" svg:height="0.923cm" svg:x="5.872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0.832cm" svg:height="0.924cm" svg:x="5.872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2cm" svg:height="0.925cm" svg:x="5.872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832cm" svg:height="0.923cm" svg:x="5.872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2cm" svg:height="0.925cm" svg:x="5.872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0.832cm" svg:height="0.924cm" svg:x="5.872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1cm" svg:height="0.923cm" svg:x="5.041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831cm" svg:height="0.924cm" svg:x="5.041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1cm" svg:height="0.925cm" svg:x="5.041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1cm" svg:height="0.923cm" svg:x="5.041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1cm" svg:height="0.925cm" svg:x="5.041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831cm" svg:height="0.924cm" svg:x="5.041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832cm" svg:height="0.923cm" svg:x="4.209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0.832cm" svg:height="0.924cm" svg:x="4.209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2cm" svg:height="0.925cm" svg:x="4.209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832cm" svg:height="0.923cm" svg:x="4.209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2cm" svg:height="0.925cm" svg:x="4.209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0.832cm" svg:height="0.924cm" svg:x="4.209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832cm" svg:height="0.923cm" svg:x="3.377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0.832cm" svg:height="0.924cm" svg:x="3.377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2cm" svg:height="0.925cm" svg:x="3.377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832cm" svg:height="0.923cm" svg:x="3.377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2cm" svg:height="0.925cm" svg:x="3.377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0.832cm" svg:height="0.924cm" svg:x="3.377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832cm" svg:height="0.923cm" svg:x="2.545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0.832cm" svg:height="0.924cm" svg:x="2.545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2cm" svg:height="0.925cm" svg:x="2.545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832cm" svg:height="0.923cm" svg:x="2.545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832cm" svg:height="0.925cm" svg:x="2.545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3" draw:layer="layout" svg:width="0.832cm" svg:height="0.924cm" svg:x="2.545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1cm" svg:height="0.923cm" svg:x="1.714cm" svg:y="4.5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831cm" svg:height="0.924cm" svg:x="1.714cm" svg:y="5.4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1cm" svg:height="0.925cm" svg:x="1.714cm" svg:y="6.3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831cm" svg:height="0.923cm" svg:x="1.714cm" svg:y="7.2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831cm" svg:height="0.925cm" svg:x="1.714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831cm" svg:height="0.924cm" svg:x="1.714cm" svg:y="9.1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4" draw:layer="layout" svg:width="4.99cm" svg:height="5.545cm" svg:x="1.464cm" svg:y="4.798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0.831cm" svg:height="0.925cm" svg:x="5.623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4" draw:layer="layout" svg:width="0.831cm" svg:height="0.923cm" svg:x="5.623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1cm" svg:height="0.924cm" svg:x="5.623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0.831cm" svg:height="0.925cm" svg:x="5.623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1cm" svg:height="0.924cm" svg:x="5.623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1cm" svg:height="0.924cm" svg:x="5.623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32cm" svg:height="0.925cm" svg:x="4.791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4" draw:layer="layout" svg:width="0.832cm" svg:height="0.923cm" svg:x="4.791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4.791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32cm" svg:height="0.925cm" svg:x="4.791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4.791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4.791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32cm" svg:height="0.925cm" svg:x="3.959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4" draw:layer="layout" svg:width="0.832cm" svg:height="0.923cm" svg:x="3.959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3.959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32cm" svg:height="0.925cm" svg:x="3.959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3.959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3.959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0.831cm" svg:height="0.925cm" svg:x="3.128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4" draw:layer="layout" svg:width="0.831cm" svg:height="0.923cm" svg:x="3.128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1cm" svg:height="0.924cm" svg:x="3.128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0.831cm" svg:height="0.925cm" svg:x="3.128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1cm" svg:height="0.924cm" svg:x="3.128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0.831cm" svg:height="0.924cm" svg:x="3.128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32cm" svg:height="0.925cm" svg:x="2.296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4" draw:layer="layout" svg:width="0.832cm" svg:height="0.923cm" svg:x="2.296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2.296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32cm" svg:height="0.925cm" svg:x="2.296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2.296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2.296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32cm" svg:height="0.925cm" svg:x="1.464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4" draw:layer="layout" svg:width="0.832cm" svg:height="0.923cm" svg:x="1.464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1.464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32cm" svg:height="0.925cm" svg:x="1.464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1.464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0.832cm" svg:height="0.924cm" svg:x="1.464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5" draw:layer="layout" svg:width="4.99cm" svg:height="5.545cm" svg:x="1.464cm" svg:y="4.79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5" draw:layer="layout" svg:width="0.831cm" svg:height="0.925cm" svg:x="5.623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0.831cm" svg:height="0.923cm" svg:x="5.623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5" draw:layer="layout" svg:width="0.831cm" svg:height="0.924cm" svg:x="5.623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5" draw:layer="layout" svg:width="0.831cm" svg:height="0.925cm" svg:x="5.623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5" draw:layer="layout" svg:width="0.831cm" svg:height="0.924cm" svg:x="5.623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5" draw:layer="layout" svg:width="0.831cm" svg:height="0.924cm" svg:x="5.623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5" draw:layer="layout" svg:width="0.832cm" svg:height="0.925cm" svg:x="4.791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5" draw:layer="layout" svg:width="0.832cm" svg:height="0.923cm" svg:x="4.791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4.791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5" draw:layer="layout" svg:width="0.832cm" svg:height="0.925cm" svg:x="4.791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4.791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4.791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5" draw:layer="layout" svg:width="0.832cm" svg:height="0.925cm" svg:x="3.959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5" draw:layer="layout" svg:width="0.832cm" svg:height="0.923cm" svg:x="3.959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3.959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5" draw:layer="layout" svg:width="0.832cm" svg:height="0.925cm" svg:x="3.959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3.959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3.959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5" draw:layer="layout" svg:width="0.831cm" svg:height="0.925cm" svg:x="3.128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5" draw:layer="layout" svg:width="0.831cm" svg:height="0.923cm" svg:x="3.128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5" draw:layer="layout" svg:width="0.831cm" svg:height="0.924cm" svg:x="3.128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5" draw:layer="layout" svg:width="0.831cm" svg:height="0.925cm" svg:x="3.128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5" draw:layer="layout" svg:width="0.831cm" svg:height="0.924cm" svg:x="3.128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5" draw:layer="layout" svg:width="0.831cm" svg:height="0.924cm" svg:x="3.128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5" draw:layer="layout" svg:width="0.832cm" svg:height="0.925cm" svg:x="2.296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5" draw:layer="layout" svg:width="0.832cm" svg:height="0.923cm" svg:x="2.296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2.296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5" draw:layer="layout" svg:width="0.832cm" svg:height="0.925cm" svg:x="2.296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2.296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2.296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5" draw:layer="layout" svg:width="0.832cm" svg:height="0.925cm" svg:x="1.464cm" svg:y="4.7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5" draw:layer="layout" svg:width="0.832cm" svg:height="0.923cm" svg:x="1.464cm" svg:y="5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1.464cm" svg:y="6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5" draw:layer="layout" svg:width="0.832cm" svg:height="0.925cm" svg:x="1.464cm" svg:y="7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1.464cm" svg:y="8.4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5" draw:layer="layout" svg:width="0.832cm" svg:height="0.924cm" svg:x="1.464cm" svg:y="9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6" draw:layer="layout" svg:width="4.99cm" svg:height="5.544cm" svg:x="1.215cm" svg:y="5.07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6" draw:layer="layout" svg:width="0.832cm" svg:height="0.923cm" svg:x="5.373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6" draw:layer="layout" svg:width="0.832cm" svg:height="0.925cm" svg:x="5.373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5.373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5.373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5.373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5.373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6" draw:layer="layout" svg:width="0.831cm" svg:height="0.923cm" svg:x="4.542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yout" svg:width="0.831cm" svg:height="0.925cm" svg:x="4.542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6" draw:layer="layout" svg:width="0.831cm" svg:height="0.924cm" svg:x="4.542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6" draw:layer="layout" svg:width="0.831cm" svg:height="0.924cm" svg:x="4.542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6" draw:layer="layout" svg:width="0.831cm" svg:height="0.924cm" svg:x="4.542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6" draw:layer="layout" svg:width="0.831cm" svg:height="0.924cm" svg:x="4.542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6" draw:layer="layout" svg:width="0.832cm" svg:height="0.923cm" svg:x="3.71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6" draw:layer="layout" svg:width="0.832cm" svg:height="0.925cm" svg:x="3.71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3.71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3.71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3.71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3.71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6" draw:layer="layout" svg:width="0.832cm" svg:height="0.923cm" svg:x="2.878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6" draw:layer="layout" svg:width="0.832cm" svg:height="0.925cm" svg:x="2.878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2.878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2.878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2.878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2.878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6" draw:layer="layout" svg:width="0.832cm" svg:height="0.923cm" svg:x="2.046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6" draw:layer="layout" svg:width="0.832cm" svg:height="0.925cm" svg:x="2.046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2.046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2.046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2.046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6" draw:layer="layout" svg:width="0.832cm" svg:height="0.924cm" svg:x="2.046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6" draw:layer="layout" svg:width="0.831cm" svg:height="0.923cm" svg:x="1.215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yout" svg:width="0.831cm" svg:height="0.925cm" svg:x="1.215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6" draw:layer="layout" svg:width="0.831cm" svg:height="0.924cm" svg:x="1.215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6" draw:layer="layout" svg:width="0.831cm" svg:height="0.924cm" svg:x="1.215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6" draw:layer="layout" svg:width="0.831cm" svg:height="0.924cm" svg:x="1.215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6" draw:layer="layout" svg:width="0.831cm" svg:height="0.924cm" svg:x="1.215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7" draw:text-style-name="P1" draw:layer="layout" svg:x1="1.215cm" svg:y1="5.075cm" svg:x2="1.714cm" svg:y2="4.521cm">
            <text:p/>
          </draw:line>
          <draw:line draw:style-name="gr37" draw:text-style-name="P1" draw:layer="layout" svg:x1="6.205cm" svg:y1="5.075cm" svg:x2="6.704cm" svg:y2="4.521cm">
            <text:p/>
          </draw:line>
          <draw:line draw:style-name="gr37" draw:text-style-name="P1" draw:layer="layout" svg:x1="6.205cm" svg:y1="10.62cm" svg:x2="6.704cm" svg:y2="10.066cm">
            <text:p/>
          </draw:line>
          <draw:g>
            <draw:custom-shape draw:style-name="gr38" draw:text-style-name="P7" draw:layer="layout" svg:width="4.99cm" svg:height="5.544cm" svg:x="1.215cm" svg:y="5.076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7" draw:layer="layout" svg:width="0.832cm" svg:height="0.923cm" svg:x="5.373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7" draw:layer="layout" svg:width="0.832cm" svg:height="0.925cm" svg:x="5.373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5.373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5.373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5.373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5.373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7" draw:layer="layout" svg:width="0.831cm" svg:height="0.923cm" svg:x="4.542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7" draw:layer="layout" svg:width="0.831cm" svg:height="0.925cm" svg:x="4.542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4.542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4.542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4.542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4.542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7" draw:layer="layout" svg:width="0.832cm" svg:height="0.923cm" svg:x="3.71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7" draw:layer="layout" svg:width="0.832cm" svg:height="0.925cm" svg:x="3.71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3.71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3.71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3.71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3.71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7" draw:layer="layout" svg:width="0.832cm" svg:height="0.923cm" svg:x="2.878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7" draw:layer="layout" svg:width="0.832cm" svg:height="0.925cm" svg:x="2.878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878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878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878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878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7" draw:layer="layout" svg:width="0.832cm" svg:height="0.923cm" svg:x="2.046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7" draw:layer="layout" svg:width="0.832cm" svg:height="0.925cm" svg:x="2.046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046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046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046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046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7" draw:layer="layout" svg:width="0.831cm" svg:height="0.923cm" svg:x="1.215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7" draw:layer="layout" svg:width="0.831cm" svg:height="0.925cm" svg:x="1.215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1.215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1.215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1.215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1.215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8" draw:text-style-name="P7" draw:layer="layout" svg:width="4.99cm" svg:height="5.544cm" svg:x="1.215cm" svg:y="5.076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7" draw:layer="layout" svg:width="0.832cm" svg:height="0.923cm" svg:x="5.373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7" draw:layer="layout" svg:width="0.832cm" svg:height="0.925cm" svg:x="5.373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5.373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5.373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5.373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5.373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7" draw:layer="layout" svg:width="0.831cm" svg:height="0.923cm" svg:x="4.542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7" draw:layer="layout" svg:width="0.831cm" svg:height="0.925cm" svg:x="4.542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4.542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4.542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4.542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4.542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7" draw:layer="layout" svg:width="0.832cm" svg:height="0.923cm" svg:x="3.71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7" draw:layer="layout" svg:width="0.832cm" svg:height="0.925cm" svg:x="3.71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3.71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3.71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3.71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3.71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7" draw:layer="layout" svg:width="0.832cm" svg:height="0.923cm" svg:x="2.878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7" draw:layer="layout" svg:width="0.832cm" svg:height="0.925cm" svg:x="2.878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878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878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878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878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7" draw:layer="layout" svg:width="0.832cm" svg:height="0.923cm" svg:x="2.046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7" draw:layer="layout" svg:width="0.832cm" svg:height="0.925cm" svg:x="2.046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046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046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046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layout" svg:width="0.832cm" svg:height="0.924cm" svg:x="2.046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7" draw:layer="layout" svg:width="0.831cm" svg:height="0.923cm" svg:x="1.215cm" svg:y="5.0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7" draw:layer="layout" svg:width="0.831cm" svg:height="0.925cm" svg:x="1.215cm" svg:y="5.9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1.215cm" svg:y="6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1.215cm" svg:y="7.8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1.215cm" svg:y="8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7" draw:layer="layout" svg:width="0.831cm" svg:height="0.924cm" svg:x="1.215cm" svg:y="9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45" draw:text-style-name="P8" draw:layer="layout" svg:width="2.496cm" svg:height="2.772cm" svg:x="2.046cm" svg:y="5.07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0.25cm" svg:height="0.277cm" svg:x="3.169cm" svg:y="6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9" draw:layer="layout" svg:width="0.307cm" svg:height="5.19cm" svg:x="0.798cm" svg:y="5.334cm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9" draw:layer="layout" svg:width="0.341cm" svg:height="4.671cm" draw:transform="rotate (-1.5706217938697) translate (6.021cm 10.732cm)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9" draw:layer="layout" svg:width="0.221cm" svg:height="0.792cm" draw:transform="skewX (-0.105592419745657) rotate (2.35636902311754) translate (1.181cm 5.076cm)">
          <text:p/>
          <draw:enhanced-geometry svg:viewBox="0 0 21600 21600" draw:text-areas="?f0 ?f8 ?f2 ?f9" draw:mirror-horizontal="false" draw:mirror-vertical="false" draw:type="up-down-arrow" draw:modifiers="6251.16279069767 5423.7885462555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H§svg§600§FALSE§</svg:desc>
          <draw:polygon draw:style-name="gr50" draw:text-style-name="P10" draw:layer="layout" svg:width="0.326cm" svg:height="0.271cm" svg:x="0.299cm" svg:y="7.671cm" svg:viewBox="0 0 327 272" draw:points="163,272 0,272 0,0 327,0 327,272">
            <text:p/>
          </draw:polygon>
          <draw:path draw:style-name="gr51" draw:text-style-name="P11" draw:layer="layout" svg:width="0.301cm" svg:height="0.271cm" svg:x="0.313cm" svg:y="7.671cm" svg:viewBox="0 0 302 272" svg:d="M259 31c4-15 4-18 30-18 9 0 13 0 13-8 0-5-5-5-5-5-11 0-36 1-47 1-9 0-35-1-45-1-3 0-7 0-7 8 0 5 3 5 9 5 1 0 8 0 14 1 7 0 10 0 10 6 0 1 0 2-2 7l-21 98h-109l21-94c4-15 4-18 30-18 9 0 13 0 13-8 0-5-5-5-6-5-10 0-36 1-46 1s-35-1-46-1c-2 0-6 0-6 8 0 5 3 5 9 5 1 0 8 0 14 1 7 0 10 0 10 6 0 1-1 3-2 7l-48 214c-3 15-4 18-32 18-7 0-10 0-10 8 0 5 4 5 5 5 10 0 36-1 45-1 8 0 16 0 23 0 8 0 16 1 24 1 2 0 7 0 7-8 0-5-3-5-11-5-13 0-22 0-22-7 0-2 1-4 1-6l24-110h109c-15 66-23 104-25 110-3 13-10 13-32 13-6 0-9 0-9 8 0 5 5 5 6 5 9 0 35-1 44-1s16 0 24 0c7 0 15 1 23 1 3 0 7 0 7-8 0-5-3-5-10-5-14 0-23 0-23-7 0-2 1-4 1-6z">
            <text:p/>
          </draw:path>
        </draw:g>
        <draw:g>
          <svg:title>TexMaths</svg:title>
          <svg:desc>28§display§W§svg§600§FALSE§</svg:desc>
          <draw:polygon draw:style-name="gr50" draw:text-style-name="P10" draw:layer="layout" svg:width="0.427cm" svg:height="0.299cm" svg:x="3.487cm" svg:y="11.073cm" svg:viewBox="0 0 428 300" draw:points="213,300 0,300 0,0 428,0 428,300">
            <text:p/>
          </draw:polygon>
          <draw:path draw:style-name="gr51" draw:text-style-name="P11" draw:layer="layout" svg:width="0.391cm" svg:height="0.309cm" svg:x="3.508cm" svg:y="11.073cm" svg:viewBox="0 0 392 310" svg:d="M341 51c10-19 19-35 44-37 3-1 7-1 7-9 0-2-2-5-5-5-9 0-20 1-30 1-14 0-28-1-41-1-2 0-8 0-8 8 0 5 4 6 7 6 9 0 22 4 22 17 0 5-2 8-4 14l-107 207-14-218c-1-8-2-20 27-20 7 0 10 0 10-9 0-5-4-5-5-5-16 0-32 1-49 1-8 0-32-1-41-1-2 0-8 0-8 9 0 5 5 5 10 5 17 0 20 2 21 11l2 34-99 193-15-222c0-6 0-16 29-16 5 0 8 0 8-9 0-5-4-5-5-5-15 0-32 1-49 1-13 0-27-1-41-1-2 0-7 0-7 8 0 6 4 6 10 6 20 0 20 4 20 16l18 268c1 8 1 12 7 12 4 0 6-3 10-10l115-223 15 221c0 10 1 12 7 12 4 0 7-5 9-9z">
            <text:p/>
          </draw:path>
        </draw:g>
        <draw:g>
          <svg:title>TexMaths</svg:title>
          <svg:desc>28§display§h§svg§600§TRUE§</svg:desc>
          <draw:polygon draw:style-name="gr52" draw:text-style-name="P12" draw:layer="layout" svg:width="0.249cm" svg:height="0.334cm" svg:x="1.381cm" svg:y="6.306cm" svg:viewBox="0 0 250 335" draw:points="125,335 0,335 0,0 250,0 250,335">
            <text:p/>
          </draw:polygon>
          <draw:path draw:style-name="gr51" draw:text-style-name="P11" draw:layer="layout" svg:width="0.212cm" svg:height="0.339cm" svg:x="1.405cm" svg:y="6.306cm" svg:viewBox="0 0 213 340" svg:d="M100 5c0-1 0-5-5-5-10 0-42 4-53 4-4 1-9 1-9 10 0 7 4 7 11 7 21 0 22 3 22 7l-1 10-63 278c-2 7-2 8-2 10 0 12 9 14 13 14 7 0 14-6 15-13l9-36 9-44c3-11 6-21 8-32 1-3 4-19 5-21 1-5 15-32 29-45 9-8 23-17 42-17 18 0 23 17 23 34 0 25-16 78-27 107-3 11-5 18-5 28 0 22 15 39 35 39 40 0 57-71 57-74 0-6-4-6-6-6-4 0-4 3-6 9-6 26-20 60-44 60-8 0-11-4-11-16s4-23 8-34c7-21 27-78 27-106 0-31-18-52-50-52-28 0-48 16-64 38z">
            <text:p/>
          </draw:path>
        </draw:g>
        <draw:custom-shape draw:style-name="gr53" draw:text-style-name="P9" draw:layer="layout" svg:width="0.306cm" svg:height="2.456cm" svg:x="1.631cm" svg:y="5.292cm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9" draw:layer="layout" svg:width="0.341cm" svg:height="4.671cm" draw:transform="rotate (-1.5706217938697) translate (6.021cm 10.733cm)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9" draw:layer="layout" svg:width="0.341cm" svg:height="2.21cm" draw:transform="rotate (-1.5707963267949) translate (4.444cm 7.946cm)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w§svg§600§TRUE§</svg:desc>
          <draw:polygon draw:style-name="gr52" draw:text-style-name="P12" draw:layer="layout" svg:width="0.328cm" svg:height="0.289cm" svg:x="3.128cm" svg:y="8.294cm" svg:viewBox="0 0 329 290" draw:points="165,290 0,290 0,0 329,0 329,290">
            <text:p/>
          </draw:polygon>
          <draw:path draw:style-name="gr51" draw:text-style-name="P11" draw:layer="layout" svg:width="0.293cm" svg:height="0.305cm" svg:x="3.141cm" svg:y="8.287cm" svg:viewBox="0 0 294 306" svg:d="M192 69c2-14 6-40 6-43 0-12-6-18-12-18s-14 4-17 18c-1 5-22 134-25 151-3 20-4 32-4 45 0 7 0 9 1 12-10 37-24 56-41 56-36 0-36-49-36-61 0-21 2-47 24-131 5-20 7-29 7-43 0-31-14-55-37-55-42 0-58 98-58 104s4 6 5 6c5 0 5 0 7-12 12-63 29-83 45-83 4 0 11 0 11 22 0 16-5 36-8 47-19 80-25 112-25 136 0 63 30 86 64 86 7 0 28 0 46-48 11 43 42 48 55 48 34 0 53-43 65-83 15-53 29-144 29-176 0-36-12-47-20-47-11 0-22 17-22 32 0 9 3 14 7 18 5 8 16 25 16 59 0 22-13 88-24 122-12 36-27 59-50 59-21 0-32-19-32-58 0-18 3-39 4-49z">
            <text:p/>
          </draw:path>
        </draw:g>
        <draw:g>
          <svg:title>TexMaths</svg:title>
          <svg:desc>28§display§C§svg§600§FALSE§</svg:desc>
          <draw:polygon draw:style-name="gr50" draw:text-style-name="P10" draw:layer="layout" svg:width="0.228cm" svg:height="0.22cm" svg:x="0.904cm" svg:y="4.294cm" svg:viewBox="0 0 229 221" draw:points="115,221 0,221 0,0 229,0 229,221">
            <text:p/>
          </draw:polygon>
          <draw:path draw:style-name="gr51" draw:text-style-name="P11" draw:layer="layout" svg:width="0.206cm" svg:height="0.234cm" svg:x="0.919cm" svg:y="4.286cm" svg:viewBox="0 0 207 235" svg:d="M207 3c0-1-1-3-3-3-1 0-1 0-5 4l-20 25c-2-5-16-29-49-29-64 0-130 71-130 147 0 53 34 88 79 88 26 0 47-12 63-28 27-26 32-56 32-56 0-3-3-3-3-3-2 0-4 0-4 3-3 9-9 32-29 51-21 18-39 24-55 24-25 0-57-17-57-68 0-18 6-71 36-109 17-23 45-39 71-39 30 0 47 25 47 63 0 12-1 13-1 16 0 4 3 4 4 4 4 0 4-1 6-7z">
            <text:p/>
          </draw:path>
        </draw:g>
        <draw:g>
          <svg:title>TexMaths</svg:title>
          <svg:desc>28§display§\mathbf{x}§svg§600§FALSE§</svg:desc>
          <draw:polygon draw:style-name="gr50" draw:text-style-name="P10" draw:layer="layout" svg:width="0.437cm" svg:height="0.32cm" svg:x="3.66cm" svg:y="3.164cm" svg:viewBox="0 0 438 321" draw:points="219,321 0,321 0,0 438,0 438,321">
            <text:p/>
          </draw:polygon>
          <draw:path draw:style-name="gr51" draw:text-style-name="P11" draw:layer="layout" svg:width="0.404cm" svg:height="0.32cm" svg:x="3.676cm" svg:y="3.164cm" svg:viewBox="0 0 405 321" svg:d="M233 143l85-94c8-10 13-15 74-15v-34c-26 2-64 2-67 2-18 0-54-2-74-2v34c10 0 18 2 27 7-2 3-2 5-5 8l-61 69-72-84h30v-34c-18 0-64 2-87 2s-55-2-80-2v34h53l111 133-94 107c-13 13-39 13-73 13v34c24-1 62-1 67-1 18 0 59 1 73 1v-34c-13 0-26-3-26-8l5-7 70-79 79 94h-28v34c18 0 62-1 86-1 23 0 56 1 79 1v-34h-51z">
            <text:p/>
          </draw:path>
        </draw:g>
        <draw:g>
          <draw:custom-shape draw:style-name="gr55" draw:text-style-name="P6" draw:layer="layout" svg:width="0.46cm" svg:height="0.51cm" svg:x="9.995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" draw:layer="layout" svg:width="0.46cm" svg:height="0.507cm" svg:x="9.995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cm" svg:height="0.508cm" svg:x="9.995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cm" svg:height="0.508cm" svg:x="9.995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6" draw:layer="layout" svg:width="0.461cm" svg:height="0.51cm" svg:x="9.534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" draw:layer="layout" svg:width="0.461cm" svg:height="0.507cm" svg:x="9.534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1cm" svg:height="0.508cm" svg:x="9.534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1cm" svg:height="0.508cm" svg:x="9.534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3" draw:layer="layout" svg:width="0.462cm" svg:height="0.51cm" svg:x="9.072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" draw:layer="layout" svg:width="0.462cm" svg:height="0.507cm" svg:x="9.072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2cm" svg:height="0.508cm" svg:x="9.072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2cm" svg:height="0.508cm" svg:x="9.072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" draw:layer="layout" svg:width="0.46cm" svg:height="0.509cm" svg:x="9.995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cm" svg:height="0.508cm" svg:x="9.995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cm" svg:height="0.508cm" svg:x="9.995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cm" svg:height="0.508cm" svg:x="9.995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" draw:layer="layout" svg:width="0.461cm" svg:height="0.509cm" svg:x="9.534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1cm" svg:height="0.508cm" svg:x="9.534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1cm" svg:height="0.508cm" svg:x="9.53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1cm" svg:height="0.508cm" svg:x="9.534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" draw:layer="layout" svg:width="0.462cm" svg:height="0.509cm" svg:x="9.072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2cm" svg:height="0.508cm" svg:x="9.072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2cm" svg:height="0.508cm" svg:x="9.072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2cm" svg:height="0.508cm" svg:x="9.072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6" draw:layer="layout" svg:width="0.46cm" svg:height="0.51cm" svg:x="9.995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cm" svg:height="0.508cm" svg:x="9.995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" draw:layer="layout" svg:width="0.46cm" svg:height="0.507cm" svg:x="9.995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3" draw:layer="layout" svg:width="0.46cm" svg:height="0.509cm" svg:x="9.995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6" draw:layer="layout" svg:width="0.461cm" svg:height="0.51cm" svg:x="9.534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1cm" svg:height="0.508cm" svg:x="9.534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" draw:layer="layout" svg:width="0.461cm" svg:height="0.507cm" svg:x="9.534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" draw:layer="layout" svg:width="0.461cm" svg:height="0.509cm" svg:x="9.534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6" draw:layer="layout" svg:width="0.462cm" svg:height="0.51cm" svg:x="9.072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" draw:layer="layout" svg:width="0.462cm" svg:height="0.508cm" svg:x="9.072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" draw:layer="layout" svg:width="0.462cm" svg:height="0.507cm" svg:x="9.072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" draw:layer="layout" svg:width="0.462cm" svg:height="0.509cm" svg:x="9.072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0.46cm" svg:height="0.51cm" svg:x="11.365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4" draw:layer="layout" svg:width="0.46cm" svg:height="0.507cm" svg:x="11.365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cm" svg:height="0.508cm" svg:x="11.365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cm" svg:height="0.508cm" svg:x="11.365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0.461cm" svg:height="0.51cm" svg:x="10.904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4" draw:layer="layout" svg:width="0.461cm" svg:height="0.507cm" svg:x="10.904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904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904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4" draw:layer="layout" svg:width="0.461cm" svg:height="0.51cm" svg:x="10.443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4" draw:layer="layout" svg:width="0.461cm" svg:height="0.507cm" svg:x="10.443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443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443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4" draw:layer="layout" svg:width="0.46cm" svg:height="0.509cm" svg:x="11.365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cm" svg:height="0.508cm" svg:x="11.365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cm" svg:height="0.508cm" svg:x="11.365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cm" svg:height="0.508cm" svg:x="11.365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4" draw:layer="layout" svg:width="0.461cm" svg:height="0.509cm" svg:x="10.904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904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90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904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4" draw:layer="layout" svg:width="0.461cm" svg:height="0.509cm" svg:x="10.443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443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443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443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0.46cm" svg:height="0.51cm" svg:x="11.365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cm" svg:height="0.508cm" svg:x="11.365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4" draw:layer="layout" svg:width="0.46cm" svg:height="0.507cm" svg:x="11.365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4" draw:layer="layout" svg:width="0.46cm" svg:height="0.509cm" svg:x="11.365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0.461cm" svg:height="0.51cm" svg:x="10.904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904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4" draw:layer="layout" svg:width="0.461cm" svg:height="0.507cm" svg:x="10.904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4" draw:layer="layout" svg:width="0.461cm" svg:height="0.509cm" svg:x="10.904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4" draw:layer="layout" svg:width="0.461cm" svg:height="0.51cm" svg:x="10.443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0.461cm" svg:height="0.508cm" svg:x="10.443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4" draw:layer="layout" svg:width="0.461cm" svg:height="0.507cm" svg:x="10.443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4" draw:layer="layout" svg:width="0.461cm" svg:height="0.509cm" svg:x="10.443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" draw:layer="layout" svg:width="0.459cm" svg:height="0.51cm" svg:x="12.737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" draw:layer="layout" svg:width="0.459cm" svg:height="0.507cm" svg:x="12.737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59cm" svg:height="0.508cm" svg:x="12.737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59cm" svg:height="0.508cm" svg:x="12.737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" draw:layer="layout" svg:width="0.462cm" svg:height="0.51cm" svg:x="12.275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" draw:layer="layout" svg:width="0.462cm" svg:height="0.507cm" svg:x="12.275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2cm" svg:height="0.508cm" svg:x="12.275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2cm" svg:height="0.508cm" svg:x="12.275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5" draw:layer="layout" svg:width="0.461cm" svg:height="0.51cm" svg:x="11.814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" draw:layer="layout" svg:width="0.461cm" svg:height="0.507cm" svg:x="11.814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1cm" svg:height="0.508cm" svg:x="11.814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1cm" svg:height="0.508cm" svg:x="11.814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" draw:layer="layout" svg:width="0.459cm" svg:height="0.509cm" svg:x="12.737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59cm" svg:height="0.508cm" svg:x="12.737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59cm" svg:height="0.508cm" svg:x="12.737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59cm" svg:height="0.508cm" svg:x="12.737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" draw:layer="layout" svg:width="0.462cm" svg:height="0.509cm" svg:x="12.275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2cm" svg:height="0.508cm" svg:x="12.275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2cm" svg:height="0.508cm" svg:x="12.275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2cm" svg:height="0.508cm" svg:x="12.275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" draw:layer="layout" svg:width="0.461cm" svg:height="0.509cm" svg:x="11.814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1cm" svg:height="0.508cm" svg:x="11.814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1cm" svg:height="0.508cm" svg:x="11.81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1cm" svg:height="0.508cm" svg:x="11.814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" draw:layer="layout" svg:width="0.459cm" svg:height="0.51cm" svg:x="12.737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59cm" svg:height="0.508cm" svg:x="12.737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" draw:layer="layout" svg:width="0.459cm" svg:height="0.507cm" svg:x="12.737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5" draw:layer="layout" svg:width="0.459cm" svg:height="0.509cm" svg:x="12.737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" draw:layer="layout" svg:width="0.462cm" svg:height="0.51cm" svg:x="12.275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2cm" svg:height="0.508cm" svg:x="12.275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" draw:layer="layout" svg:width="0.462cm" svg:height="0.507cm" svg:x="12.275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" draw:layer="layout" svg:width="0.462cm" svg:height="0.509cm" svg:x="12.275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" draw:layer="layout" svg:width="0.461cm" svg:height="0.51cm" svg:x="11.814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2" draw:layer="layout" svg:width="0.461cm" svg:height="0.508cm" svg:x="11.814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" draw:layer="layout" svg:width="0.461cm" svg:height="0.507cm" svg:x="11.814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" draw:layer="layout" svg:width="0.461cm" svg:height="0.509cm" svg:x="11.814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3" draw:layer="layout" svg:width="0.459cm" svg:height="0.51cm" svg:x="12.736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3" draw:layer="layout" svg:width="0.459cm" svg:height="0.507cm" svg:x="12.736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59cm" svg:height="0.508cm" svg:x="12.736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59cm" svg:height="0.508cm" svg:x="12.736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3" draw:layer="layout" svg:width="0.462cm" svg:height="0.51cm" svg:x="12.274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3" draw:layer="layout" svg:width="0.462cm" svg:height="0.507cm" svg:x="12.274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2cm" svg:height="0.508cm" svg:x="12.274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2cm" svg:height="0.508cm" svg:x="12.274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3" draw:layer="layout" svg:width="0.461cm" svg:height="0.507cm" svg:x="11.813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1cm" svg:height="0.508cm" svg:x="11.813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1cm" svg:height="0.508cm" svg:x="11.813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3" draw:layer="layout" svg:width="0.459cm" svg:height="0.509cm" svg:x="12.736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59cm" svg:height="0.508cm" svg:x="12.736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59cm" svg:height="0.508cm" svg:x="12.736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59cm" svg:height="0.508cm" svg:x="12.736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3" draw:layer="layout" svg:width="0.462cm" svg:height="0.509cm" svg:x="12.274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2cm" svg:height="0.508cm" svg:x="12.274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2cm" svg:height="0.508cm" svg:x="12.27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2cm" svg:height="0.508cm" svg:x="12.274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3" draw:layer="layout" svg:width="0.461cm" svg:height="0.509cm" svg:x="11.813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1cm" svg:height="0.508cm" svg:x="11.813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1cm" svg:height="0.508cm" svg:x="11.813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1cm" svg:height="0.508cm" svg:x="11.813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3" draw:layer="layout" svg:width="0.459cm" svg:height="0.51cm" svg:x="12.736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59cm" svg:height="0.508cm" svg:x="12.736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3" draw:layer="layout" svg:width="0.459cm" svg:height="0.507cm" svg:x="12.736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3" draw:layer="layout" svg:width="0.462cm" svg:height="0.51cm" svg:x="12.274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2cm" svg:height="0.508cm" svg:x="12.274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3" draw:layer="layout" svg:width="0.462cm" svg:height="0.507cm" svg:x="12.274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3" draw:layer="layout" svg:width="0.462cm" svg:height="0.509cm" svg:x="12.274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3" draw:layer="layout" svg:width="0.461cm" svg:height="0.51cm" svg:x="11.813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3" draw:layer="layout" svg:width="0.461cm" svg:height="0.508cm" svg:x="11.813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3" draw:layer="layout" svg:width="0.461cm" svg:height="0.507cm" svg:x="11.813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3" draw:layer="layout" svg:width="0.461cm" svg:height="0.509cm" svg:x="11.813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" draw:layer="layout" svg:width="0.46cm" svg:height="0.51cm" svg:x="11.365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5" draw:layer="layout" svg:width="0.46cm" svg:height="0.507cm" svg:x="11.365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cm" svg:height="0.508cm" svg:x="11.365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cm" svg:height="0.508cm" svg:x="11.365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" draw:layer="layout" svg:width="0.461cm" svg:height="0.51cm" svg:x="10.904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5" draw:layer="layout" svg:width="0.461cm" svg:height="0.507cm" svg:x="10.904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5" draw:layer="layout" svg:width="0.461cm" svg:height="0.507cm" svg:x="10.443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443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443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5" draw:layer="layout" svg:width="0.46cm" svg:height="0.509cm" svg:x="11.365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cm" svg:height="0.508cm" svg:x="11.365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cm" svg:height="0.508cm" svg:x="11.365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cm" svg:height="0.508cm" svg:x="11.365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5" draw:layer="layout" svg:width="0.461cm" svg:height="0.509cm" svg:x="10.904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904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90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904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5" draw:layer="layout" svg:width="0.461cm" svg:height="0.509cm" svg:x="10.443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443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443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443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" draw:layer="layout" svg:width="0.46cm" svg:height="0.51cm" svg:x="11.365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cm" svg:height="0.508cm" svg:x="11.365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5" draw:layer="layout" svg:width="0.46cm" svg:height="0.507cm" svg:x="11.365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" draw:layer="layout" svg:width="0.461cm" svg:height="0.51cm" svg:x="10.904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904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5" draw:layer="layout" svg:width="0.461cm" svg:height="0.507cm" svg:x="10.904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5" draw:layer="layout" svg:width="0.461cm" svg:height="0.509cm" svg:x="10.904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" draw:layer="layout" svg:width="0.461cm" svg:height="0.51cm" svg:x="10.443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443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5" draw:layer="layout" svg:width="0.461cm" svg:height="0.507cm" svg:x="10.443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5" draw:layer="layout" svg:width="0.461cm" svg:height="0.509cm" svg:x="10.443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0.461cm" svg:height="0.508cm" svg:x="10.904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6" draw:layer="layout" svg:width="0.46cm" svg:height="0.51cm" svg:x="9.996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6" draw:layer="layout" svg:width="0.46cm" svg:height="0.507cm" svg:x="9.996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cm" svg:height="0.508cm" svg:x="9.996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cm" svg:height="0.508cm" svg:x="9.996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6" draw:layer="layout" svg:width="0.461cm" svg:height="0.51cm" svg:x="9.535cm" svg:y="4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6" draw:layer="layout" svg:width="0.461cm" svg:height="0.507cm" svg:x="9.535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1cm" svg:height="0.508cm" svg:x="9.535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1cm" svg:height="0.508cm" svg:x="9.535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6" draw:layer="layout" svg:width="0.462cm" svg:height="0.507cm" svg:x="9.073cm" svg:y="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2cm" svg:height="0.508cm" svg:x="9.073cm" svg:y="5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2cm" svg:height="0.508cm" svg:x="9.073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6" draw:layer="layout" svg:width="0.46cm" svg:height="0.509cm" svg:x="9.996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cm" svg:height="0.508cm" svg:x="9.996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cm" svg:height="0.508cm" svg:x="9.996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cm" svg:height="0.508cm" svg:x="9.996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6" draw:layer="layout" svg:width="0.461cm" svg:height="0.509cm" svg:x="9.535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1cm" svg:height="0.508cm" svg:x="9.535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1cm" svg:height="0.508cm" svg:x="9.535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1cm" svg:height="0.508cm" svg:x="9.535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6" draw:layer="layout" svg:width="0.462cm" svg:height="0.509cm" svg:x="9.073cm" svg:y="6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2cm" svg:height="0.508cm" svg:x="9.073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2cm" svg:height="0.508cm" svg:x="9.073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2cm" svg:height="0.508cm" svg:x="9.073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6" draw:layer="layout" svg:width="0.46cm" svg:height="0.51cm" svg:x="9.996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cm" svg:height="0.508cm" svg:x="9.996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6" draw:layer="layout" svg:width="0.46cm" svg:height="0.507cm" svg:x="9.996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6" draw:layer="layout" svg:width="0.461cm" svg:height="0.51cm" svg:x="9.535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1cm" svg:height="0.508cm" svg:x="9.535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6" draw:layer="layout" svg:width="0.461cm" svg:height="0.509cm" svg:x="9.535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6" draw:layer="layout" svg:width="0.462cm" svg:height="0.51cm" svg:x="9.073cm" svg:y="8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6" draw:layer="layout" svg:width="0.462cm" svg:height="0.508cm" svg:x="9.073cm" svg:y="9.0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6" draw:layer="layout" svg:width="0.462cm" svg:height="0.507cm" svg:x="9.073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6" draw:layer="layout" svg:width="0.462cm" svg:height="0.509cm" svg:x="9.073cm" svg:y="10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6" draw:layer="layout" svg:width="0.461cm" svg:height="0.507cm" svg:x="9.534cm" svg:y="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5" draw:text-style-name="P9" draw:layer="layout" svg:width="0.341cm" svg:height="4.037cm" draw:transform="rotate (-1.5706217938697) translate (13.174cm 10.599cm)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Chw§svg§600§FALSE§</svg:desc>
          <draw:polygon draw:style-name="gr50" draw:text-style-name="P10" draw:layer="layout" svg:width="0.698cm" svg:height="0.256cm" svg:x="10.804cm" svg:y="10.993cm" svg:viewBox="0 0 699 257" draw:points="350,257 0,257 0,0 699,0 699,257">
            <text:p/>
          </draw:polygon>
          <draw:path draw:style-name="gr51" draw:text-style-name="P11" draw:layer="layout" svg:width="0.235cm" svg:height="0.267cm" svg:x="10.821cm" svg:y="10.988cm" svg:viewBox="0 0 236 268" svg:d="M236 3c0 0 0-3-3-3-1 0-2 0-6 4l-22 29c-3-5-19-33-56-33-74 0-149 81-149 168 0 60 39 100 90 100 29 0 54-14 72-31 31-31 37-64 37-65 0-3-3-3-4-3-2 0-4 0-5 3-3 11-10 37-33 59-23 20-44 27-62 27-29 0-65-20-65-78 0-21 7-80 40-124 21-26 52-44 82-44 34 0 53 28 53 71 0 14 0 15 0 19s3 4 4 4c5 0 5-1 6-8z">
            <text:p/>
          </draw:path>
          <draw:path draw:style-name="gr51" draw:text-style-name="P11" draw:layer="layout" svg:width="0.163cm" svg:height="0.26cm" svg:x="11.083cm" svg:y="10.993cm" svg:viewBox="0 0 164 261" svg:d="M77 4c0-1 0-4-4-4-7 0-32 3-41 3-3 1-6 1-6 8 0 5 3 5 8 5 16 0 17 2 17 6l-1 7-48 213c-2 5-2 6-2 8 0 9 7 11 10 11 5 0 10-5 12-10l7-28 6-33c3-9 5-16 7-25 0-2 3-15 3-17 1-3 12-24 23-34 7-6 17-12 32-12 14 0 18 12 18 26 0 19-13 59-21 82-3 8-4 13-4 21 0 16 11 30 27 30 31 0 44-55 44-57 0-4-3-4-5-4-3 0-3 1-4 6-5 21-16 47-34 47-6 0-8-4-8-13s3-18 6-26c5-16 20-60 20-81 0-24-14-40-39-40-21 0-37 12-49 29z">
            <text:p/>
          </draw:path>
          <draw:path draw:style-name="gr51" draw:text-style-name="P11" draw:layer="layout" svg:width="0.219cm" svg:height="0.167cm" svg:x="11.265cm" svg:y="11.086cm" svg:viewBox="0 0 220 168" svg:d="M144 38c2-8 5-22 5-24 0-6-5-10-9-10-5 0-11 3-13 10-1 3-17 74-19 83-2 11-3 18-3 25 0 4 0 5 1 6-8 20-18 31-31 31-27 0-27-26-27-33 0-12 2-26 18-72 3-11 5-16 5-24 0-17-11-30-27-30-32 0-44 54-44 57s3 3 4 3c4 0 4 0 5-6 9-35 22-46 34-46 3 0 8 0 8 12 0 9-3 20-6 26-14 44-19 61-19 75 0 34 23 47 48 47 5 0 21 0 35-26 8 23 31 26 41 26 25 0 40-24 49-46 11-29 21-78 21-96 0-20-9-26-15-26-8 0-16 9-16 18 0 5 2 7 5 10 4 4 12 13 12 32 0 12-10 48-18 67-9 20-20 32-37 32-16 0-24-11-24-31 0-11 2-22 3-27z">
            <text:p/>
          </draw:path>
        </draw:g>
        <draw:custom-shape draw:style-name="gr86" draw:text-style-name="P9" draw:layer="layout" svg:width="0.307cm" svg:height="5.836cm" svg:x="8.663cm" svg:y="4.617cm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HW§svg§600§FALSE§</svg:desc>
          <draw:polygon draw:style-name="gr50" draw:text-style-name="P10" draw:layer="layout" svg:width="0.539cm" svg:height="0.205cm" svg:x="8.123cm" svg:y="7.387cm" svg:viewBox="0 0 540 206" draw:points="270,206 0,206 0,0 540,0 540,206">
            <text:p/>
          </draw:polygon>
          <draw:path draw:style-name="gr51" draw:text-style-name="P11" draw:layer="layout" svg:width="0.227cm" svg:height="0.205cm" svg:x="8.133cm" svg:y="7.387cm" svg:viewBox="0 0 228 206" svg:d="M196 23c3-11 3-13 23-13 7 0 9 0 9-7 0-3-3-3-3-3-8 0-28 1-36 1-7 0-27-1-34-1-2 0-6 0-6 6 0 4 3 4 8 4 0 0 6 0 10 0 5 0 8 1 8 5 0 1 0 1-2 6l-16 73h-82l16-71c3-11 3-13 23-13 7 0 9 0 9-7 0-3-3-3-4-3-8 0-27 1-35 1s-27-1-35-1c-2 0-5 0-5 6 0 4 3 4 8 4 0 0 5 0 10 0s8 1 8 5c0 1-1 2-2 6l-36 162c-2 11-3 13-25 13-5 0-7 0-7 7 0 3 3 3 4 3 8 0 27-1 34-1 6 0 12 0 17 0 7 0 13 1 18 1 2 0 6 0 6-6 0-4-3-4-8-4-10 0-17 0-17-5 0-1 0-3 0-5l19-83h82c-11 50-17 79-18 84-3 9-8 9-25 9-4 0-7 0-7 7 0 3 4 3 5 3 7 0 26-1 33-1 6 0 12 0 18 0s12 1 17 1c3 0 6 0 6-6 0-4-3-4-7-4-11 0-18 0-18-5 0-1 0-3 0-5z">
            <text:p/>
          </draw:path>
          <draw:path draw:style-name="gr51" draw:text-style-name="P11" draw:layer="layout" svg:width="0.268cm" svg:height="0.212cm" svg:x="8.384cm" svg:y="7.387cm" svg:viewBox="0 0 269 213" svg:d="M234 35c7-13 13-24 30-25 2-1 5-1 5-7 0-1-1-3-3-3-7 0-14 1-21 1-9 0-19-1-28-1-2 0-5 0-5 5 0 4 2 5 4 5 6 0 15 2 15 11 0 4-1 6-3 10l-73 142-10-150c0-5-1-13 19-13 5 0 7 0 7-7 0-3-3-3-4-3-11 0-22 1-33 1-6 0-22-1-28-1-2 0-6 0-6 6 0 4 3 4 7 4 12 0 14 1 14 7l2 23-68 133-11-152c0-5 0-11 21-11 3 0 5 0 5-7 0-3-3-3-4-3-10 0-22 1-33 1-9 0-19-1-28-1-1 0-5 0-5 5s2 5 7 5c13 0 13 2 14 11l12 184c1 5 1 8 5 8 3 0 4-2 6-7l80-153 10 152c0 6 1 8 4 8s5-4 7-6z">
            <text:p/>
          </draw:path>
        </draw:g>
        <draw:custom-shape draw:style-name="gr87" draw:text-style-name="P8" draw:layer="layout" svg:width="4.124cm" svg:height="0.508cm" svg:x="9.072cm" svg:y="5.42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0.172cm" svg:height="0.19cm" svg:x="9.677cm" svg:y="5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0.172cm" svg:height="0.19cm" svg:x="9.677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0.172cm" svg:height="0.19cm" svg:x="11.04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0.172cm" svg:height="0.19cm" svg:x="12.41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R}_{h, w}(\mathbf{x})§svg§600§FALSE§</svg:desc>
          <draw:polygon draw:style-name="gr50" draw:text-style-name="P10" draw:layer="layout" svg:width="2.578cm" svg:height="0.745cm" svg:x="10.055cm" svg:y="2.952cm" svg:viewBox="0 0 2579 746" draw:points="1290,746 0,746 0,0 2579,0 2579,746">
            <text:p/>
          </draw:polygon>
          <draw:path draw:style-name="gr51" draw:text-style-name="P11" draw:layer="layout" svg:width="0.586cm" svg:height="0.508cm" svg:x="10.07cm" svg:y="2.999cm" svg:viewBox="0 0 587 509" svg:d="M277 39c139 0 175 35 175 82 0 44-35 131-154 134-36 2-61 28-61 36 0 4 4 4 5 4 30 5 44 19 82 104 33 76 52 110 95 110 87 0 168-88 168-105 0-5-4-5-6-5-10 0-38 10-52 32-12 16-28 37-63 37-37 0-60-51-85-106-14-36-28-64-44-82 105-39 175-115 175-190 0-90-121-90-229-90-72 0-113 0-173 26-97 43-110 102-110 108 0 5 3 7 7 7 11 0 29-12 34-15 15-10 18-15 21-28 10-29 31-54 121-59-3 44-10 112-34 216-20 82-46 161-77 238-5 8-5 10-5 11 0 5 7 5 8 5 15 0 44-18 53-31 1-3 93-208 114-439z">
            <text:p/>
          </draw:path>
          <draw:path draw:style-name="gr51" draw:text-style-name="P11" draw:layer="layout" svg:width="0.276cm" svg:height="0.356cm" svg:x="10.701cm" svg:y="3.25cm" svg:viewBox="0 0 277 357" svg:d="M121 15c0 0 2-7 2-8 0-2-2-7-8-7-10 0-53 3-66 5-3 0-10 2-10 11s7 9 13 9c23 0 23 3 23 6s0 7-1 12l-71 286c-3 8-3 10-3 11 0 7 7 17 18 17 5 0 15-3 20-15 1-2 6-21 8-31l13-44c2-8 6-28 8-36 5-18 5-20 15-35 16-26 41-54 80-54 29 0 31 23 31 35 0 31-23 87-31 108-5 15-7 19-7 28 0 26 22 44 48 44 51 0 74-71 74-79 0-6-7-6-9-6-8 0-8 3-9 8-12 41-35 62-54 62-12 0-14-6-14-18 0-11 4-18 12-41 6-16 28-69 28-98 0-8 0-29-20-43-8-8-23-14-46-14-37 0-64 21-83 42z">
            <text:p/>
          </draw:path>
          <draw:path draw:style-name="gr51" draw:text-style-name="P11" draw:layer="layout" svg:width="0.064cm" svg:height="0.156cm" svg:x="11.056cm" svg:y="3.541cm" svg:viewBox="0 0 65 157" svg:d="M51 51c0 28-5 60-40 93-3 2-4 3-4 5 0 5 4 8 8 8 6 0 50-41 50-101 0-31-13-56-36-56-16 0-29 13-29 29 0 17 11 30 29 30 14 0 22-8 22-8z">
            <text:p/>
          </draw:path>
          <draw:path draw:style-name="gr51" draw:text-style-name="P11" draw:layer="layout" svg:width="0.369cm" svg:height="0.228cm" svg:x="11.196cm" svg:y="3.376cm" svg:viewBox="0 0 370 229" svg:d="M242 62c3-13 10-37 10-41 0-10-8-16-16-16-10 0-20 6-23 15-2 5-7 26-10 39-7 28-7 29-15 57-6 28-6 33-8 48 3 10-2 19-13 34-7 8-18 16-34 16-20 0-46-6-46-45 0-27 14-64 24-90 8-22 10-27 10-35 0-24-20-44-47-44-51 0-74 69-74 79 0 6 7 6 8 6 8 0 8-3 10-8 13-43 34-62 54-62 8 0 13 5 13 18 0 11-5 23-6 29-30 74-30 84-30 100 0 59 54 67 82 67 10 0 34 0 57-34 12 23 39 34 71 34 44 0 67-39 76-60 22-43 35-105 35-130 0-37-21-39-25-39-13 0-28 13-28 26 0 10 5 13 10 17 12 9 18 24 18 40 0 7-21 131-85 131-41 0-41-36-41-44 0-14 2-23 8-51z">
            <text:p/>
          </draw:path>
          <draw:path draw:style-name="gr51" draw:text-style-name="P11" draw:layer="layout" svg:width="0.168cm" svg:height="0.719cm" svg:x="11.708cm" svg:y="2.952cm" svg:viewBox="0 0 169 720" svg:d="M169 714c0-2 0-4-14-17-90-90-112-226-112-337 0-124 27-250 116-340 10-9 10-10 10-13 0-5-4-7-9-7-6 0-72 49-114 141-38 78-46 159-46 219 0 57 8 144 47 226 45 88 107 134 113 134 5 0 9-1 9-6z">
            <text:p/>
          </draw:path>
          <draw:path draw:style-name="gr51" draw:text-style-name="P11" draw:layer="layout" svg:width="0.405cm" svg:height="0.32cm" svg:x="11.932cm" svg:y="3.171cm" svg:viewBox="0 0 406 321" svg:d="M234 142l85-93c8-10 13-15 74-15v-34c-26 2-64 2-67 2-18 0-54-2-74-2v34c10 0 18 2 26 7-1 3-1 5-5 8l-60 69-72-84h29v-34c-18 0-64 2-87 2-22 0-55-2-80-2v34h53l111 133-93 106c-13 13-40 13-74 13v35c25-2 62-2 67-2 18 0 59 2 74 2v-35c-13 0-26-3-26-8l4-6 71-79 78 93h-27v35c18 0 62-2 86-2 23 0 56 2 79 2v-35h-51z">
            <text:p/>
          </draw:path>
          <draw:path draw:style-name="gr51" draw:text-style-name="P11" draw:layer="layout" svg:width="0.168cm" svg:height="0.719cm" svg:x="12.393cm" svg:y="2.952cm" svg:viewBox="0 0 169 720" svg:d="M169 360c0-56-9-142-48-224-44-89-106-136-114-136-4 0-7 3-7 7 0 3 0 4 13 18 72 70 113 185 113 335 0 123-26 251-116 341-10 9-10 11-10 13 0 5 3 6 7 6 8 0 73-49 116-141 37-78 46-158 46-219z">
            <text:p/>
          </draw:path>
        </draw:g>
        <draw:g>
          <draw:g>
            <draw:custom-shape draw:style-name="gr88" draw:text-style-name="P17" draw:layer="layout" svg:width="4.651cm" svg:height="5.168cm" svg:x="22.097cm" svg:y="4.513cm">
              <text:p/>
              <draw:enhanced-geometry svg:viewBox="0 0 21600 21600" draw:type="rectangle" draw:enhanced-path="M 0 0 L 21600 0 21600 21600 0 21600 0 0 Z N"/>
            </draw:custom-shape>
            <draw:custom-shape draw:style-name="gr89" draw:text-style-name="P17" draw:layer="layout" svg:width="0.775cm" svg:height="0.861cm" svg:x="25.973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7" draw:layer="layout" svg:width="0.775cm" svg:height="0.861cm" svg:x="25.973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17" draw:layer="layout" svg:width="0.775cm" svg:height="0.863cm" svg:x="25.973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cm" svg:x="25.973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2cm" svg:x="25.973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7" draw:layer="layout" svg:width="0.775cm" svg:height="0.861cm" svg:x="25.973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7" draw:layer="layout" svg:width="0.775cm" svg:height="0.861cm" svg:x="25.198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7" draw:layer="layout" svg:width="0.775cm" svg:height="0.861cm" svg:x="25.198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17" draw:layer="layout" svg:width="0.775cm" svg:height="0.863cm" svg:x="25.198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cm" svg:x="25.198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2cm" svg:x="25.198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7" draw:layer="layout" svg:width="0.775cm" svg:height="0.861cm" svg:x="25.198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17" draw:layer="layout" svg:width="0.776cm" svg:height="0.861cm" svg:x="24.422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17" draw:layer="layout" svg:width="0.776cm" svg:height="0.861cm" svg:x="24.422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4" draw:text-style-name="P17" draw:layer="layout" svg:width="0.776cm" svg:height="0.863cm" svg:x="24.422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17" draw:layer="layout" svg:width="0.776cm" svg:height="0.86cm" svg:x="24.422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6" draw:text-style-name="P17" draw:layer="layout" svg:width="0.776cm" svg:height="0.862cm" svg:x="24.422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17" draw:layer="layout" svg:width="0.776cm" svg:height="0.861cm" svg:x="24.422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7" draw:layer="layout" svg:width="0.775cm" svg:height="0.861cm" svg:x="23.647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7" draw:layer="layout" svg:width="0.775cm" svg:height="0.861cm" svg:x="23.647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17" draw:layer="layout" svg:width="0.775cm" svg:height="0.863cm" svg:x="23.647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17" draw:layer="layout" svg:width="0.775cm" svg:height="0.86cm" svg:x="23.647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7" draw:layer="layout" svg:width="0.775cm" svg:height="0.862cm" svg:x="23.647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7" draw:layer="layout" svg:width="0.775cm" svg:height="0.861cm" svg:x="23.647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17" draw:layer="layout" svg:width="0.776cm" svg:height="0.861cm" svg:x="22.871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17" draw:layer="layout" svg:width="0.776cm" svg:height="0.861cm" svg:x="22.871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4" draw:text-style-name="P17" draw:layer="layout" svg:width="0.776cm" svg:height="0.863cm" svg:x="22.871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17" draw:layer="layout" svg:width="0.776cm" svg:height="0.86cm" svg:x="22.871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6" draw:text-style-name="P17" draw:layer="layout" svg:width="0.776cm" svg:height="0.862cm" svg:x="22.871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17" draw:layer="layout" svg:width="0.776cm" svg:height="0.861cm" svg:x="22.871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7" draw:text-style-name="P17" draw:layer="layout" svg:width="0.774cm" svg:height="0.861cm" svg:x="22.097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7" draw:text-style-name="P17" draw:layer="layout" svg:width="0.774cm" svg:height="0.861cm" svg:x="22.097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17" draw:layer="layout" svg:width="0.774cm" svg:height="0.863cm" svg:x="22.097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9" draw:text-style-name="P17" draw:layer="layout" svg:width="0.774cm" svg:height="0.86cm" svg:x="22.097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0" draw:text-style-name="P17" draw:layer="layout" svg:width="0.774cm" svg:height="0.862cm" svg:x="22.097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7" draw:text-style-name="P17" draw:layer="layout" svg:width="0.774cm" svg:height="0.861cm" svg:x="22.097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1" draw:text-style-name="P18" draw:layer="layout" svg:width="4.651cm" svg:height="5.168cm" svg:x="22.097cm" svg:y="4.513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18" draw:layer="layout" svg:width="0.775cm" svg:height="0.861cm" svg:x="25.973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18" draw:layer="layout" svg:width="0.775cm" svg:height="0.861cm" svg:x="25.973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3" draw:text-style-name="P18" draw:layer="layout" svg:width="0.775cm" svg:height="0.863cm" svg:x="25.973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4" draw:text-style-name="P18" draw:layer="layout" svg:width="0.775cm" svg:height="0.86cm" svg:x="25.973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18" draw:layer="layout" svg:width="0.775cm" svg:height="0.862cm" svg:x="25.973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18" draw:layer="layout" svg:width="0.775cm" svg:height="0.861cm" svg:x="25.973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18" draw:layer="layout" svg:width="0.775cm" svg:height="0.861cm" svg:x="25.198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18" draw:layer="layout" svg:width="0.775cm" svg:height="0.861cm" svg:x="25.198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3" draw:text-style-name="P18" draw:layer="layout" svg:width="0.775cm" svg:height="0.863cm" svg:x="25.198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4" draw:text-style-name="P18" draw:layer="layout" svg:width="0.775cm" svg:height="0.86cm" svg:x="25.198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18" draw:layer="layout" svg:width="0.775cm" svg:height="0.862cm" svg:x="25.198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18" draw:layer="layout" svg:width="0.775cm" svg:height="0.861cm" svg:x="25.198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8" draw:layer="layout" svg:width="0.776cm" svg:height="0.861cm" svg:x="24.422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8" draw:layer="layout" svg:width="0.776cm" svg:height="0.861cm" svg:x="24.422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7" draw:text-style-name="P18" draw:layer="layout" svg:width="0.776cm" svg:height="0.863cm" svg:x="24.422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8" draw:layer="layout" svg:width="0.776cm" svg:height="0.86cm" svg:x="24.422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8" draw:layer="layout" svg:width="0.776cm" svg:height="0.862cm" svg:x="24.422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8" draw:layer="layout" svg:width="0.776cm" svg:height="0.861cm" svg:x="24.422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18" draw:layer="layout" svg:width="0.775cm" svg:height="0.861cm" svg:x="23.647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18" draw:layer="layout" svg:width="0.775cm" svg:height="0.861cm" svg:x="23.647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3" draw:text-style-name="P18" draw:layer="layout" svg:width="0.775cm" svg:height="0.863cm" svg:x="23.647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4" draw:text-style-name="P18" draw:layer="layout" svg:width="0.775cm" svg:height="0.86cm" svg:x="23.647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18" draw:layer="layout" svg:width="0.775cm" svg:height="0.862cm" svg:x="23.647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18" draw:layer="layout" svg:width="0.775cm" svg:height="0.861cm" svg:x="23.647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8" draw:layer="layout" svg:width="0.776cm" svg:height="0.861cm" svg:x="22.871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8" draw:layer="layout" svg:width="0.776cm" svg:height="0.861cm" svg:x="22.871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7" draw:text-style-name="P18" draw:layer="layout" svg:width="0.776cm" svg:height="0.863cm" svg:x="22.871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8" draw:layer="layout" svg:width="0.776cm" svg:height="0.86cm" svg:x="22.871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8" draw:layer="layout" svg:width="0.776cm" svg:height="0.862cm" svg:x="22.871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8" draw:layer="layout" svg:width="0.776cm" svg:height="0.861cm" svg:x="22.871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8" draw:layer="layout" svg:width="0.774cm" svg:height="0.861cm" svg:x="22.097cm" svg:y="4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8" draw:layer="layout" svg:width="0.774cm" svg:height="0.861cm" svg:x="22.097cm" svg:y="5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8" draw:layer="layout" svg:width="0.774cm" svg:height="0.863cm" svg:x="22.097cm" svg:y="6.2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2" draw:text-style-name="P18" draw:layer="layout" svg:width="0.774cm" svg:height="0.86cm" svg:x="22.097cm" svg:y="7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18" draw:layer="layout" svg:width="0.774cm" svg:height="0.862cm" svg:x="22.097cm" svg:y="7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8" draw:layer="layout" svg:width="0.774cm" svg:height="0.861cm" svg:x="22.097cm" svg:y="8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4" draw:text-style-name="P19" draw:layer="layout" svg:width="4.651cm" svg:height="5.168cm" svg:x="21.911cm" svg:y="4.72cm">
              <text:p/>
              <draw:enhanced-geometry svg:viewBox="0 0 21600 21600" draw:type="rectangle" draw:enhanced-path="M 0 0 L 21600 0 21600 21600 0 21600 0 0 Z N"/>
            </draw:custom-shape>
            <draw:custom-shape draw:style-name="gr115" draw:text-style-name="P19" draw:layer="layout" svg:width="0.776cm" svg:height="0.861cm" svg:x="25.786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5.786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19" draw:layer="layout" svg:width="0.776cm" svg:height="0.862cm" svg:x="25.786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5.786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5.786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19" draw:layer="layout" svg:width="0.776cm" svg:height="0.862cm" svg:x="25.786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9" draw:layer="layout" svg:width="0.774cm" svg:height="0.861cm" svg:x="25.012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9" draw:layer="layout" svg:width="0.774cm" svg:height="0.861cm" svg:x="25.012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19" draw:layer="layout" svg:width="0.774cm" svg:height="0.862cm" svg:x="25.012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9" draw:layer="layout" svg:width="0.774cm" svg:height="0.861cm" svg:x="25.012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9" draw:layer="layout" svg:width="0.774cm" svg:height="0.861cm" svg:x="25.012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19" draw:layer="layout" svg:width="0.774cm" svg:height="0.862cm" svg:x="25.012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4.236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4.236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19" draw:layer="layout" svg:width="0.776cm" svg:height="0.862cm" svg:x="24.236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4.236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4.236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19" draw:layer="layout" svg:width="0.776cm" svg:height="0.862cm" svg:x="24.236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9" draw:text-style-name="P19" draw:layer="layout" svg:width="0.775cm" svg:height="0.861cm" svg:x="23.461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9" draw:text-style-name="P19" draw:layer="layout" svg:width="0.775cm" svg:height="0.861cm" svg:x="23.461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0" draw:text-style-name="P19" draw:layer="layout" svg:width="0.775cm" svg:height="0.862cm" svg:x="23.461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9" draw:text-style-name="P19" draw:layer="layout" svg:width="0.775cm" svg:height="0.861cm" svg:x="23.461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9" draw:text-style-name="P19" draw:layer="layout" svg:width="0.775cm" svg:height="0.861cm" svg:x="23.461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0" draw:text-style-name="P19" draw:layer="layout" svg:width="0.775cm" svg:height="0.862cm" svg:x="23.461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2.685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2.685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19" draw:layer="layout" svg:width="0.776cm" svg:height="0.862cm" svg:x="22.685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2.685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9" draw:layer="layout" svg:width="0.776cm" svg:height="0.861cm" svg:x="22.685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19" draw:layer="layout" svg:width="0.776cm" svg:height="0.862cm" svg:x="22.685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9" draw:layer="layout" svg:width="0.774cm" svg:height="0.861cm" svg:x="21.911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9" draw:layer="layout" svg:width="0.774cm" svg:height="0.861cm" svg:x="21.911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19" draw:layer="layout" svg:width="0.774cm" svg:height="0.862cm" svg:x="21.911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9" draw:layer="layout" svg:width="0.774cm" svg:height="0.861cm" svg:x="21.911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9" draw:layer="layout" svg:width="0.774cm" svg:height="0.861cm" svg:x="21.911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19" draw:layer="layout" svg:width="0.774cm" svg:height="0.862cm" svg:x="21.911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1" draw:text-style-name="P20" draw:layer="layout" svg:width="4.651cm" svg:height="5.168cm" svg:x="21.911cm" svg:y="4.72cm">
              <text:p/>
              <draw:enhanced-geometry svg:viewBox="0 0 21600 21600" draw:type="rectangle" draw:enhanced-path="M 0 0 L 21600 0 21600 21600 0 21600 0 0 Z N"/>
            </draw:custom-shape>
            <draw:custom-shape draw:style-name="gr122" draw:text-style-name="P20" draw:layer="layout" svg:width="0.776cm" svg:height="0.861cm" svg:x="25.786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5.786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0" draw:layer="layout" svg:width="0.776cm" svg:height="0.862cm" svg:x="25.786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5.786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5.786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0" draw:layer="layout" svg:width="0.776cm" svg:height="0.862cm" svg:x="25.786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0" draw:layer="layout" svg:width="0.774cm" svg:height="0.861cm" svg:x="25.012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0" draw:layer="layout" svg:width="0.774cm" svg:height="0.861cm" svg:x="25.012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20" draw:layer="layout" svg:width="0.774cm" svg:height="0.862cm" svg:x="25.012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0" draw:layer="layout" svg:width="0.774cm" svg:height="0.861cm" svg:x="25.012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0" draw:layer="layout" svg:width="0.774cm" svg:height="0.861cm" svg:x="25.012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20" draw:layer="layout" svg:width="0.774cm" svg:height="0.862cm" svg:x="25.012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4.236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4.236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0" draw:layer="layout" svg:width="0.776cm" svg:height="0.862cm" svg:x="24.236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4.236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4.236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0" draw:layer="layout" svg:width="0.776cm" svg:height="0.862cm" svg:x="24.236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6" draw:text-style-name="P20" draw:layer="layout" svg:width="0.775cm" svg:height="0.861cm" svg:x="23.461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6" draw:text-style-name="P20" draw:layer="layout" svg:width="0.775cm" svg:height="0.861cm" svg:x="23.461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20" draw:layer="layout" svg:width="0.775cm" svg:height="0.862cm" svg:x="23.461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6" draw:text-style-name="P20" draw:layer="layout" svg:width="0.775cm" svg:height="0.861cm" svg:x="23.461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6" draw:text-style-name="P20" draw:layer="layout" svg:width="0.775cm" svg:height="0.861cm" svg:x="23.461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20" draw:layer="layout" svg:width="0.775cm" svg:height="0.862cm" svg:x="23.461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2.685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2.685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0" draw:layer="layout" svg:width="0.776cm" svg:height="0.862cm" svg:x="22.685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2.685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2" draw:text-style-name="P20" draw:layer="layout" svg:width="0.776cm" svg:height="0.861cm" svg:x="22.685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0" draw:layer="layout" svg:width="0.776cm" svg:height="0.862cm" svg:x="22.685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0" draw:layer="layout" svg:width="0.774cm" svg:height="0.861cm" svg:x="21.911cm" svg:y="4.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0" draw:layer="layout" svg:width="0.774cm" svg:height="0.861cm" svg:x="21.911cm" svg:y="5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20" draw:layer="layout" svg:width="0.774cm" svg:height="0.862cm" svg:x="21.911cm" svg:y="6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0" draw:layer="layout" svg:width="0.774cm" svg:height="0.861cm" svg:x="21.911cm" svg:y="7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0" draw:layer="layout" svg:width="0.774cm" svg:height="0.861cm" svg:x="21.911cm" svg:y="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20" draw:layer="layout" svg:width="0.774cm" svg:height="0.862cm" svg:x="21.911cm" svg:y="9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8" draw:text-style-name="P21" draw:layer="layout" svg:width="4.651cm" svg:height="5.167cm" svg:x="21.724cm" svg:y="4.928cm">
              <text:p/>
              <draw:enhanced-geometry svg:viewBox="0 0 21600 21600" draw:type="rectangle" draw:enhanced-path="M 0 0 L 21600 0 21600 21600 0 21600 0 0 Z N"/>
            </draw:custom-shape>
            <draw:custom-shape draw:style-name="gr129" draw:text-style-name="P21" draw:layer="layout" svg:width="0.775cm" svg:height="0.86cm" svg:x="25.6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1" draw:layer="layout" svg:width="0.775cm" svg:height="0.862cm" svg:x="25.6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5.6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5.6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5.6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1" draw:layer="layout" svg:width="0.775cm" svg:height="0.862cm" svg:x="25.6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9" draw:text-style-name="P21" draw:layer="layout" svg:width="0.775cm" svg:height="0.86cm" svg:x="24.825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1" draw:layer="layout" svg:width="0.775cm" svg:height="0.862cm" svg:x="24.825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4.825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4.825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4.825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1" draw:layer="layout" svg:width="0.775cm" svg:height="0.862cm" svg:x="24.825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9" draw:text-style-name="P21" draw:layer="layout" svg:width="0.775cm" svg:height="0.86cm" svg:x="24.05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1" draw:layer="layout" svg:width="0.775cm" svg:height="0.862cm" svg:x="24.05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4.05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4.05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4.05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1" draw:layer="layout" svg:width="0.775cm" svg:height="0.862cm" svg:x="24.05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2" draw:text-style-name="P21" draw:layer="layout" svg:width="0.776cm" svg:height="0.86cm" svg:x="23.274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3" draw:text-style-name="P21" draw:layer="layout" svg:width="0.776cm" svg:height="0.862cm" svg:x="23.274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4" draw:text-style-name="P21" draw:layer="layout" svg:width="0.776cm" svg:height="0.861cm" svg:x="23.274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4" draw:text-style-name="P21" draw:layer="layout" svg:width="0.776cm" svg:height="0.861cm" svg:x="23.274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4" draw:text-style-name="P21" draw:layer="layout" svg:width="0.776cm" svg:height="0.861cm" svg:x="23.274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3" draw:text-style-name="P21" draw:layer="layout" svg:width="0.776cm" svg:height="0.862cm" svg:x="23.274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9" draw:text-style-name="P21" draw:layer="layout" svg:width="0.775cm" svg:height="0.86cm" svg:x="22.499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1" draw:layer="layout" svg:width="0.775cm" svg:height="0.862cm" svg:x="22.499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2.499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2.499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2.499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1" draw:layer="layout" svg:width="0.775cm" svg:height="0.862cm" svg:x="22.499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9" draw:text-style-name="P21" draw:layer="layout" svg:width="0.775cm" svg:height="0.86cm" svg:x="21.724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1" draw:layer="layout" svg:width="0.775cm" svg:height="0.862cm" svg:x="21.724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1.724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1.724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1" draw:text-style-name="P21" draw:layer="layout" svg:width="0.775cm" svg:height="0.861cm" svg:x="21.724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21" draw:layer="layout" svg:width="0.775cm" svg:height="0.862cm" svg:x="21.724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5" draw:text-style-name="P22" draw:layer="layout" svg:width="4.651cm" svg:height="5.167cm" svg:x="21.724cm" svg:y="4.928cm">
              <text:p/>
              <draw:enhanced-geometry svg:viewBox="0 0 21600 21600" draw:type="rectangle" draw:enhanced-path="M 0 0 L 21600 0 21600 21600 0 21600 0 0 Z N"/>
            </draw:custom-shape>
            <draw:custom-shape draw:style-name="gr136" draw:text-style-name="P22" draw:layer="layout" svg:width="0.775cm" svg:height="0.86cm" svg:x="25.6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22" draw:layer="layout" svg:width="0.775cm" svg:height="0.862cm" svg:x="25.6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5.6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5.6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5.6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22" draw:layer="layout" svg:width="0.775cm" svg:height="0.862cm" svg:x="25.6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6" draw:text-style-name="P22" draw:layer="layout" svg:width="0.775cm" svg:height="0.86cm" svg:x="24.825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22" draw:layer="layout" svg:width="0.775cm" svg:height="0.862cm" svg:x="24.825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4.825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4.825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4.825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22" draw:layer="layout" svg:width="0.775cm" svg:height="0.862cm" svg:x="24.825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6" draw:text-style-name="P22" draw:layer="layout" svg:width="0.775cm" svg:height="0.86cm" svg:x="24.05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22" draw:layer="layout" svg:width="0.775cm" svg:height="0.862cm" svg:x="24.05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4.05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4.05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4.05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22" draw:layer="layout" svg:width="0.775cm" svg:height="0.862cm" svg:x="24.05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9" draw:text-style-name="P22" draw:layer="layout" svg:width="0.776cm" svg:height="0.86cm" svg:x="23.274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0" draw:text-style-name="P22" draw:layer="layout" svg:width="0.776cm" svg:height="0.862cm" svg:x="23.274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22" draw:layer="layout" svg:width="0.776cm" svg:height="0.861cm" svg:x="23.274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22" draw:layer="layout" svg:width="0.776cm" svg:height="0.861cm" svg:x="23.274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22" draw:layer="layout" svg:width="0.776cm" svg:height="0.861cm" svg:x="23.274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0" draw:text-style-name="P22" draw:layer="layout" svg:width="0.776cm" svg:height="0.862cm" svg:x="23.274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6" draw:text-style-name="P22" draw:layer="layout" svg:width="0.775cm" svg:height="0.86cm" svg:x="22.499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22" draw:layer="layout" svg:width="0.775cm" svg:height="0.862cm" svg:x="22.499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2.499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2.499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2.499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22" draw:layer="layout" svg:width="0.775cm" svg:height="0.862cm" svg:x="22.499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6" draw:text-style-name="P22" draw:layer="layout" svg:width="0.775cm" svg:height="0.86cm" svg:x="21.724cm" svg:y="4.9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22" draw:layer="layout" svg:width="0.775cm" svg:height="0.862cm" svg:x="21.724cm" svg:y="5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1.724cm" svg:y="6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1.724cm" svg:y="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8" draw:text-style-name="P22" draw:layer="layout" svg:width="0.775cm" svg:height="0.861cm" svg:x="21.724cm" svg:y="8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22" draw:layer="layout" svg:width="0.775cm" svg:height="0.862cm" svg:x="21.724cm" svg:y="9.2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42" draw:text-style-name="P23" draw:layer="layout" svg:width="4.651cm" svg:height="5.168cm" svg:x="21.491cm" svg:y="5.185cm">
              <text:p/>
              <draw:enhanced-geometry svg:viewBox="0 0 21600 21600" draw:type="rectangle" draw:enhanced-path="M 0 0 L 21600 0 21600 21600 0 21600 0 0 Z N"/>
            </draw:custom-shape>
            <draw:custom-shape draw:style-name="gr143" draw:text-style-name="P23" draw:layer="layout" svg:width="0.774cm" svg:height="0.861cm" svg:x="25.368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4" draw:text-style-name="P23" draw:layer="layout" svg:width="0.774cm" svg:height="0.862cm" svg:x="25.368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3" draw:layer="layout" svg:width="0.774cm" svg:height="0.861cm" svg:x="25.368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4" draw:text-style-name="P23" draw:layer="layout" svg:width="0.774cm" svg:height="0.862cm" svg:x="25.368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3" draw:layer="layout" svg:width="0.774cm" svg:height="0.861cm" svg:x="25.368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3" draw:layer="layout" svg:width="0.774cm" svg:height="0.861cm" svg:x="25.368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3" draw:layer="layout" svg:width="0.776cm" svg:height="0.861cm" svg:x="24.592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3" draw:layer="layout" svg:width="0.776cm" svg:height="0.862cm" svg:x="24.592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3" draw:layer="layout" svg:width="0.776cm" svg:height="0.861cm" svg:x="24.592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3" draw:layer="layout" svg:width="0.776cm" svg:height="0.862cm" svg:x="24.592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3" draw:layer="layout" svg:width="0.776cm" svg:height="0.861cm" svg:x="24.592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3" draw:layer="layout" svg:width="0.776cm" svg:height="0.861cm" svg:x="24.592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3.817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3" draw:layer="layout" svg:width="0.775cm" svg:height="0.862cm" svg:x="23.817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3.817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3" draw:layer="layout" svg:width="0.775cm" svg:height="0.862cm" svg:x="23.817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3.817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3.817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3.042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3" draw:layer="layout" svg:width="0.775cm" svg:height="0.862cm" svg:x="23.042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3.042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3" draw:layer="layout" svg:width="0.775cm" svg:height="0.862cm" svg:x="23.042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3.042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3.042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2.267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3" draw:layer="layout" svg:width="0.775cm" svg:height="0.862cm" svg:x="22.267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2.267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3" draw:layer="layout" svg:width="0.775cm" svg:height="0.862cm" svg:x="22.267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2.267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3" draw:layer="layout" svg:width="0.775cm" svg:height="0.861cm" svg:x="22.267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3" draw:layer="layout" svg:width="0.776cm" svg:height="0.861cm" svg:x="21.491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3" draw:layer="layout" svg:width="0.776cm" svg:height="0.862cm" svg:x="21.491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3" draw:layer="layout" svg:width="0.776cm" svg:height="0.861cm" svg:x="21.491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3" draw:layer="layout" svg:width="0.776cm" svg:height="0.862cm" svg:x="21.491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3" draw:layer="layout" svg:width="0.776cm" svg:height="0.861cm" svg:x="21.491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3" draw:layer="layout" svg:width="0.776cm" svg:height="0.861cm" svg:x="21.491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49" draw:text-style-name="P24" draw:layer="layout" svg:width="4.651cm" svg:height="5.168cm" svg:x="21.491cm" svg:y="5.185cm">
              <text:p/>
              <draw:enhanced-geometry svg:viewBox="0 0 21600 21600" draw:type="rectangle" draw:enhanced-path="M 0 0 L 21600 0 21600 21600 0 21600 0 0 Z N"/>
            </draw:custom-shape>
            <draw:custom-shape draw:style-name="gr150" draw:text-style-name="P24" draw:layer="layout" svg:width="0.774cm" svg:height="0.861cm" svg:x="25.368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1" draw:text-style-name="P24" draw:layer="layout" svg:width="0.774cm" svg:height="0.862cm" svg:x="25.368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0" draw:text-style-name="P24" draw:layer="layout" svg:width="0.774cm" svg:height="0.861cm" svg:x="25.368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1" draw:text-style-name="P24" draw:layer="layout" svg:width="0.774cm" svg:height="0.862cm" svg:x="25.368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0" draw:text-style-name="P24" draw:layer="layout" svg:width="0.774cm" svg:height="0.861cm" svg:x="25.368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0" draw:text-style-name="P24" draw:layer="layout" svg:width="0.774cm" svg:height="0.861cm" svg:x="25.368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2" draw:text-style-name="P24" draw:layer="layout" svg:width="0.776cm" svg:height="0.861cm" svg:x="24.592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3" draw:text-style-name="P24" draw:layer="layout" svg:width="0.776cm" svg:height="0.862cm" svg:x="24.592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2" draw:text-style-name="P24" draw:layer="layout" svg:width="0.776cm" svg:height="0.861cm" svg:x="24.592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3" draw:text-style-name="P24" draw:layer="layout" svg:width="0.776cm" svg:height="0.862cm" svg:x="24.592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2" draw:text-style-name="P24" draw:layer="layout" svg:width="0.776cm" svg:height="0.861cm" svg:x="24.592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2" draw:text-style-name="P24" draw:layer="layout" svg:width="0.776cm" svg:height="0.861cm" svg:x="24.592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3.817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24" draw:layer="layout" svg:width="0.775cm" svg:height="0.862cm" svg:x="23.817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3.817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24" draw:layer="layout" svg:width="0.775cm" svg:height="0.862cm" svg:x="23.817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3.817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3.817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3.042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24" draw:layer="layout" svg:width="0.775cm" svg:height="0.862cm" svg:x="23.042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3.042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24" draw:layer="layout" svg:width="0.775cm" svg:height="0.862cm" svg:x="23.042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3.042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3.042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2.267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24" draw:layer="layout" svg:width="0.775cm" svg:height="0.862cm" svg:x="22.267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2.267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24" draw:layer="layout" svg:width="0.775cm" svg:height="0.862cm" svg:x="22.267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2.267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24" draw:layer="layout" svg:width="0.775cm" svg:height="0.861cm" svg:x="22.267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2" draw:text-style-name="P24" draw:layer="layout" svg:width="0.776cm" svg:height="0.861cm" svg:x="21.491cm" svg:y="5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3" draw:text-style-name="P24" draw:layer="layout" svg:width="0.776cm" svg:height="0.862cm" svg:x="21.491cm" svg:y="6.0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2" draw:text-style-name="P24" draw:layer="layout" svg:width="0.776cm" svg:height="0.861cm" svg:x="21.491cm" svg:y="6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3" draw:text-style-name="P24" draw:layer="layout" svg:width="0.776cm" svg:height="0.862cm" svg:x="21.491cm" svg:y="7.7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2" draw:text-style-name="P24" draw:layer="layout" svg:width="0.776cm" svg:height="0.861cm" svg:x="21.491cm" svg:y="8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2" draw:text-style-name="P24" draw:layer="layout" svg:width="0.776cm" svg:height="0.861cm" svg:x="21.491cm" svg:y="9.4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56" draw:text-style-name="P25" draw:layer="layout" svg:width="4.651cm" svg:height="5.168cm" svg:x="21.259cm" svg:y="5.444cm">
              <text:p/>
              <draw:enhanced-geometry svg:viewBox="0 0 21600 21600" draw:type="rectangle" draw:enhanced-path="M 0 0 L 21600 0 21600 21600 0 21600 0 0 Z N"/>
            </draw:custom-shape>
            <draw:custom-shape draw:style-name="gr157" draw:text-style-name="P25" draw:layer="layout" svg:width="0.775cm" svg:height="0.86cm" svg:x="25.135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5.135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5.135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25" draw:layer="layout" svg:width="0.775cm" svg:height="0.861cm" svg:x="25.135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5.135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25" draw:layer="layout" svg:width="0.775cm" svg:height="0.861cm" svg:x="25.135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25" draw:layer="layout" svg:width="0.775cm" svg:height="0.86cm" svg:x="24.36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4.36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4.36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25" draw:layer="layout" svg:width="0.775cm" svg:height="0.861cm" svg:x="24.36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4.36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25" draw:layer="layout" svg:width="0.775cm" svg:height="0.861cm" svg:x="24.36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25" draw:layer="layout" svg:width="0.775cm" svg:height="0.86cm" svg:x="23.585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3.585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3.585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25" draw:layer="layout" svg:width="0.775cm" svg:height="0.861cm" svg:x="23.585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3.585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25" draw:layer="layout" svg:width="0.775cm" svg:height="0.861cm" svg:x="23.585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25" draw:layer="layout" svg:width="0.776cm" svg:height="0.86cm" svg:x="22.809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1" draw:text-style-name="P25" draw:layer="layout" svg:width="0.776cm" svg:height="0.862cm" svg:x="22.809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1" draw:text-style-name="P25" draw:layer="layout" svg:width="0.776cm" svg:height="0.862cm" svg:x="22.809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25" draw:layer="layout" svg:width="0.776cm" svg:height="0.861cm" svg:x="22.809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1" draw:text-style-name="P25" draw:layer="layout" svg:width="0.776cm" svg:height="0.862cm" svg:x="22.809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25" draw:layer="layout" svg:width="0.776cm" svg:height="0.861cm" svg:x="22.809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25" draw:layer="layout" svg:width="0.775cm" svg:height="0.86cm" svg:x="22.034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2.034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2.034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25" draw:layer="layout" svg:width="0.775cm" svg:height="0.861cm" svg:x="22.034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2.034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25" draw:layer="layout" svg:width="0.775cm" svg:height="0.861cm" svg:x="22.034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25" draw:layer="layout" svg:width="0.775cm" svg:height="0.86cm" svg:x="21.259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1.259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1.259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25" draw:layer="layout" svg:width="0.775cm" svg:height="0.861cm" svg:x="21.259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25" draw:layer="layout" svg:width="0.775cm" svg:height="0.862cm" svg:x="21.259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25" draw:layer="layout" svg:width="0.775cm" svg:height="0.861cm" svg:x="21.259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7" draw:text-style-name="P1" draw:layer="layout" svg:x1="21.259cm" svg:y1="5.444cm" svg:x2="22.097cm" svg:y2="4.513cm">
            <text:p/>
          </draw:line>
          <draw:line draw:style-name="gr37" draw:text-style-name="P1" draw:layer="layout" svg:x1="25.91cm" svg:y1="5.444cm" svg:x2="26.748cm" svg:y2="4.513cm">
            <text:p/>
          </draw:line>
          <draw:line draw:style-name="gr37" draw:text-style-name="P1" draw:layer="layout" svg:x1="25.91cm" svg:y1="10.612cm" svg:x2="26.748cm" svg:y2="9.681cm">
            <text:p/>
          </draw:line>
          <draw:g>
            <draw:custom-shape draw:style-name="gr163" draw:text-style-name="P26" draw:layer="layout" svg:width="4.651cm" svg:height="5.168cm" svg:x="21.259cm" svg:y="5.444cm">
              <text:p/>
              <draw:enhanced-geometry svg:viewBox="0 0 21600 21600" draw:type="rectangle" draw:enhanced-path="M 0 0 L 21600 0 21600 21600 0 21600 0 0 Z N"/>
            </draw:custom-shape>
            <draw:custom-shape draw:style-name="gr164" draw:text-style-name="P26" draw:layer="layout" svg:width="0.775cm" svg:height="0.86cm" svg:x="25.135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5.135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5.135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26" draw:layer="layout" svg:width="0.775cm" svg:height="0.861cm" svg:x="25.135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5.135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26" draw:layer="layout" svg:width="0.775cm" svg:height="0.861cm" svg:x="25.135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6" draw:layer="layout" svg:width="0.775cm" svg:height="0.86cm" svg:x="24.36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4.36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4.36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26" draw:layer="layout" svg:width="0.775cm" svg:height="0.861cm" svg:x="24.36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4.36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26" draw:layer="layout" svg:width="0.775cm" svg:height="0.861cm" svg:x="24.36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6" draw:layer="layout" svg:width="0.775cm" svg:height="0.86cm" svg:x="23.585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3.585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3.585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26" draw:layer="layout" svg:width="0.775cm" svg:height="0.861cm" svg:x="23.585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3.585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26" draw:layer="layout" svg:width="0.775cm" svg:height="0.861cm" svg:x="23.585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7" draw:text-style-name="P26" draw:layer="layout" svg:width="0.776cm" svg:height="0.86cm" svg:x="22.809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8" draw:text-style-name="P26" draw:layer="layout" svg:width="0.776cm" svg:height="0.862cm" svg:x="22.809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8" draw:text-style-name="P26" draw:layer="layout" svg:width="0.776cm" svg:height="0.862cm" svg:x="22.809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26" draw:layer="layout" svg:width="0.776cm" svg:height="0.861cm" svg:x="22.809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8" draw:text-style-name="P26" draw:layer="layout" svg:width="0.776cm" svg:height="0.862cm" svg:x="22.809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26" draw:layer="layout" svg:width="0.776cm" svg:height="0.861cm" svg:x="22.809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6" draw:layer="layout" svg:width="0.775cm" svg:height="0.86cm" svg:x="22.034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2.034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2.034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26" draw:layer="layout" svg:width="0.775cm" svg:height="0.861cm" svg:x="22.034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2.034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26" draw:layer="layout" svg:width="0.775cm" svg:height="0.861cm" svg:x="22.034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6" draw:layer="layout" svg:width="0.775cm" svg:height="0.86cm" svg:x="21.259cm" svg:y="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1.259cm" svg:y="6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1.259cm" svg:y="7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26" draw:layer="layout" svg:width="0.775cm" svg:height="0.861cm" svg:x="21.259cm" svg:y="8.0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26" draw:layer="layout" svg:width="0.775cm" svg:height="0.862cm" svg:x="21.259cm" svg:y="8.8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26" draw:layer="layout" svg:width="0.775cm" svg:height="0.861cm" svg:x="21.259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70" draw:text-style-name="P9" draw:layer="layout" svg:width="0.221cm" svg:height="1.054cm" draw:transform="skewX (-0.104021623418862) rotate (2.35636902311754) translate (21.175cm 5.27cm)">
          <text:p/>
          <draw:enhanced-geometry svg:viewBox="0 0 21600 21600" draw:text-areas="?f0 ?f8 ?f2 ?f9" draw:mirror-horizontal="false" draw:mirror-vertical="false" draw:type="up-down-arrow" draw:modifiers="6251.16279069767 5423.7885462555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W§svg§600§FALSE§</svg:desc>
          <draw:polygon draw:style-name="gr50" draw:text-style-name="P10" draw:layer="layout" svg:width="0.427cm" svg:height="0.299cm" svg:x="23.438cm" svg:y="11.04cm" svg:viewBox="0 0 428 300" draw:points="213,300 0,300 0,0 428,0 428,300">
            <text:p/>
          </draw:polygon>
          <draw:path draw:style-name="gr51" draw:text-style-name="P11" draw:layer="layout" svg:width="0.391cm" svg:height="0.309cm" svg:x="23.459cm" svg:y="11.04cm" svg:viewBox="0 0 392 310" svg:d="M341 51c10-19 19-35 44-37 3-1 7-1 7-9 0-2-2-5-5-5-9 0-20 1-30 1-14 0-28-1-41-1-2 0-8 0-8 8 0 5 4 6 7 6 9 0 22 4 22 17 0 5-2 8-4 14l-107 207-14-218c-1-8-2-20 27-20 7 0 10 0 10-9 0-5-4-5-5-5-16 0-32 1-49 1-8 0-32-1-41-1-2 0-8 0-8 9 0 5 5 5 10 5 17 0 20 2 21 11l2 34-99 193-15-222c0-6 0-16 29-16 5 0 8 0 8-9 0-5-4-5-5-5-15 0-32 1-49 1-13 0-27-1-41-1-2 0-7 0-7 8 0 6 4 6 10 6 20 0 20 4 20 16l18 268c1 8 1 12 7 12 4 0 6-3 10-10l115-223 15 221c0 10 1 12 7 12 4 0 7-5 9-9z">
            <text:p/>
          </draw:path>
        </draw:g>
        <draw:custom-shape draw:style-name="gr171" draw:text-style-name="P9" draw:layer="layout" svg:width="0.341cm" svg:height="4.489cm" draw:transform="rotate (-1.5706217938697) translate (25.79cm 10.7cm)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9" draw:layer="layout" svg:width="0.307cm" svg:height="5.19cm" svg:x="20.859cm" svg:y="5.437cm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H§svg§600§FALSE§</svg:desc>
          <draw:polygon draw:style-name="gr50" draw:text-style-name="P10" draw:layer="layout" svg:width="0.326cm" svg:height="0.271cm" svg:x="20.36cm" svg:y="7.775cm" svg:viewBox="0 0 327 272" draw:points="163,272 0,272 0,0 327,0 327,272">
            <text:p/>
          </draw:polygon>
          <draw:path draw:style-name="gr51" draw:text-style-name="P11" draw:layer="layout" svg:width="0.301cm" svg:height="0.271cm" svg:x="20.374cm" svg:y="7.775cm" svg:viewBox="0 0 302 272" svg:d="M259 31c4-15 4-18 30-18 9 0 13 0 13-8 0-5-5-5-5-5-11 0-36 1-47 1-9 0-35-1-45-1-3 0-7 0-7 8 0 5 3 5 9 5 1 0 8 0 14 1 7 0 10 0 10 6 0 1 0 2-2 7l-21 98h-109l21-94c4-15 4-18 30-18 9 0 13 0 13-8 0-5-5-5-6-5-10 0-36 1-46 1s-35-1-46-1c-2 0-6 0-6 8 0 5 3 5 9 5 1 0 8 0 14 1 7 0 10 0 10 6 0 1-1 3-2 7l-48 214c-3 15-4 18-32 18-7 0-10 0-10 8 0 5 4 5 5 5 10 0 36-1 45-1 8 0 16 0 23 0 8 0 16 1 24 1 2 0 7 0 7-8 0-5-3-5-11-5-13 0-22 0-22-7 0-2 1-4 1-6l24-110h109c-15 66-23 104-25 110-3 13-10 13-32 13-6 0-9 0-9 8 0 5 5 5 6 5 9 0 35-1 44-1s16 0 24 0c7 0 15 1 23 1 3 0 7 0 7-8 0-5-3-5-10-5-14 0-23 0-23-7 0-2 1-4 1-6z">
            <text:p/>
          </draw:path>
        </draw:g>
        <draw:g>
          <svg:title>TexMaths</svg:title>
          <svg:desc>28§display§K§svg§600§FALSE§</svg:desc>
          <draw:polygon draw:style-name="gr50" draw:text-style-name="P10" draw:layer="layout" svg:width="0.303cm" svg:height="0.25cm" svg:x="20.938cm" svg:y="4.513cm" svg:viewBox="0 0 304 251" draw:points="152,251 0,251 0,0 304,0 304,251">
            <text:p/>
          </draw:polygon>
          <draw:path draw:style-name="gr51" draw:text-style-name="P11" draw:layer="layout" svg:width="0.28cm" svg:height="0.25cm" svg:x="20.951cm" svg:y="4.513cm" svg:viewBox="0 0 281 251" svg:d="M155 102c0 0-1-4-1-5 0 0 6-5 9-8l58-50c32-25 44-27 54-27 2-1 6-1 6-8 0-2-1-4-4-4-7 0-15 1-23 1-12 0-25-1-37-1-2 0-6 0-6 7 0 3 2 4 4 5 7 0 10 2 10 7 0 7-10 15-11 17l-129 110 26-118c3-13 4-16 28-16 8 0 11 0 11-8 0-3-3-4-5-4-9 0-33 1-42 1s-33-1-42-1c-3 0-7 0-7 7 0 5 3 5 10 5 3 0 9 0 14 0s7 2 7 6c0 1 0 3-2 7l-44 197c-3 15-4 17-30 17-5 0-9 0-9 8 0 4 4 4 5 4 9 0 32-1 42-1 7 0 14 0 21 0s14 1 21 1c2 0 7 0 7-8 0-4-3-4-9-4-12 0-22 0-22-7 0-2 2-10 3-15 5-20 9-39 14-58l48-42 39 98c4 10 4 11 4 13 0 11-14 11-17 11-4 0-8 0-8 8 0 4 5 4 5 4 13 0 28-1 40-1 8 0 26 1 33 1 2 0 6 0 6-8 0-4-4-4-7-4-14 0-17-3-23-16z">
            <text:p/>
          </draw:path>
        </draw:g>
        <draw:custom-shape draw:style-name="gr172" draw:text-style-name="P8" draw:layer="layout" svg:width="0.783cm" svg:height="0.862cm" svg:x="22.785cm" svg:y="6.30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0.25cm" svg:height="0.277cm" svg:x="23.025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T}_{H, W}(\mathcal{R}_{h, w}(\mathbf{x}) \mathbf{F})§svg§600§FALSE§</svg:desc>
          <draw:polygon draw:style-name="gr50" draw:text-style-name="P10" draw:layer="layout" svg:width="5.351cm" svg:height="0.745cm" svg:x="21.548cm" svg:y="2.952cm" svg:viewBox="0 0 5352 746" draw:points="2677,746 0,746 0,0 5352,0 5352,746">
            <text:p/>
          </draw:polygon>
          <draw:path draw:style-name="gr51" draw:text-style-name="P11" draw:layer="layout" svg:width="0.575cm" svg:height="0.565cm" svg:x="21.572cm" svg:y="2.974cm" svg:viewBox="0 0 576 566" svg:d="M326 69h119c95 0 131-54 131-64 0-3-2-5-7-5-6 0-26 7-44 20-5 5-6 5-21 5h-314c-90 0-190 76-190 135 0 5 0 10 7 10 16 0 62-24 63-42 0-12 2-25 17-45 6-8 13-14 44-14h144c-13 8-15 19-16 26l-84 327c-8 35-23 81-44 128-3 8-3 10-3 11 0 4 1 5 6 5 13 0 49-19 61-34 3-8 36-82 50-141z">
            <text:p/>
          </draw:path>
          <draw:path draw:style-name="gr51" draw:text-style-name="P11" draw:layer="layout" svg:width="0.449cm" svg:height="0.344cm" svg:x="21.973cm" svg:y="3.254cm" svg:viewBox="0 0 450 345" svg:d="M389 41c5-18 7-23 45-23 9 0 16 0 16-11 0-2-2-7-8-7-15 0-51 2-66 2-9 0-26 0-36 0-9 0-21-2-31-2-3 0-11 0-11 11 0 7 6 7 16 7 2 0 10 0 20 2 11 0 11 1 11 6 0 0 0 3-1 12l-30 119h-170l29-118c5-16 7-21 45-21 9 0 16 0 16-11 0-2-2-7-8-7-15 0-53 2-67 2-8 0-26 0-35 0s-23-2-32-2c-2 0-10 0-10 11 0 7 6 7 16 7 0 0 10 0 20 2 10 0 11 1 11 6 0 2 0 3-3 12l-67 268c-3 16-5 21-44 21-8 0-15 0-15 10 0 5 3 8 8 8 15 0 51-1 66-1 8 0 26 0 34 0 11 0 23 1 33 1 3 0 11 0 11-9s-5-9-18-9c-8 0-10 0-18-1-11-2-11-2-11-7 0-1 0-3 1-11l33-133h170l-32 131c-5 16-5 21-45 21-9 0-16 0-16 10 0 5 5 8 8 8 15 0 53-1 66-1 9 0 27 0 36 0s23 1 32 1c2 0 10 0 10-9s-5-9-16-9c-8 0-10 0-20-1-11-2-11-2-11-7 0-3 1-8 3-11z">
            <text:p/>
          </draw:path>
          <draw:path draw:style-name="gr51" draw:text-style-name="P11" draw:layer="layout" svg:width="0.064cm" svg:height="0.156cm" svg:x="22.474cm" svg:y="3.541cm" svg:viewBox="0 0 65 157" svg:d="M51 51c0 28-5 60-40 93-3 2-4 3-4 5 0 5 4 8 8 8 6 0 50-41 50-101 0-31-13-56-36-56-16 0-29 13-29 29 0 17 11 30 29 30 14 0 22-8 22-8z">
            <text:p/>
          </draw:path>
          <draw:path draw:style-name="gr51" draw:text-style-name="P11" draw:layer="layout" svg:width="0.55cm" svg:height="0.354cm" svg:x="22.628cm" svg:y="3.254cm" svg:viewBox="0 0 551 355" svg:d="M483 59l10-13c11-13 22-26 47-28 5 0 11 0 11-11 0-4-3-7-6-7-12 0-26 2-39 2-17 0-40-2-56-2-2 0-10 0-10 11 0 7 7 7 8 7 12 0 28 3 28 18 0 5-5 15-6 18l-143 234-28-255c0-15 28-15 35-15 6 0 15 0 15-11 0 0-2-7-10-7-10 0-22 2-31 2-10 0-23 0-33 0-12 0-41-2-54-2-2 0-10 0-10 11 0 7 7 7 13 7 23 0 25 3 26 8 0 3 2 18 4 33l-139 229-27-247c0-3-1-8-1-8 0-15 31-15 36-15 6 0 13 0 13-11 0-2-2-7-8-7-15 0-49 2-64 2-18 0-39-2-54-2-5 0-10 2-10 10s7 8 15 8c23 0 23 3 24 16l35 308c0 10 1 13 9 13 9 0 14-5 15-10l159-260 28 257c0 12 3 13 10 13 9 0 13-5 16-10z">
            <text:p/>
          </draw:path>
          <draw:path draw:style-name="gr51" draw:text-style-name="P11" draw:layer="layout" svg:width="0.168cm" svg:height="0.719cm" svg:x="23.313cm" svg:y="2.952cm" svg:viewBox="0 0 169 720" svg:d="M169 714c0-2 0-4-14-17-90-90-112-226-112-337 0-124 27-250 116-340 10-9 10-10 10-13 0-5-4-7-9-7-6 0-72 49-114 141-38 78-46 159-46 219 0 57 8 144 47 226 45 88 107 134 113 134 5 0 9-1 9-6z">
            <text:p/>
          </draw:path>
          <draw:path draw:style-name="gr51" draw:text-style-name="P11" draw:layer="layout" svg:width="0.586cm" svg:height="0.508cm" svg:x="23.537cm" svg:y="2.999cm" svg:viewBox="0 0 587 509" svg:d="M277 39c139 0 175 35 175 82 0 44-35 131-154 134-36 2-61 28-61 36 0 4 4 4 5 4 30 5 44 19 82 104 33 76 52 110 95 110 87 0 168-88 168-105 0-5-4-5-6-5-10 0-38 10-52 32-12 16-28 37-63 37-37 0-60-51-85-106-14-36-28-64-44-82 105-39 175-115 175-190 0-90-121-90-229-90-72 0-113 0-173 26-97 43-110 102-110 108 0 5 3 7 7 7 11 0 29-12 34-15 15-10 18-15 21-28 10-29 31-54 121-59-3 44-10 112-34 216-20 82-46 161-77 238-5 8-5 10-5 11 0 5 7 5 8 5 15 0 44-18 53-31 1-3 93-208 114-439z">
            <text:p/>
          </draw:path>
          <draw:path draw:style-name="gr51" draw:text-style-name="P11" draw:layer="layout" svg:width="0.276cm" svg:height="0.356cm" svg:x="24.169cm" svg:y="3.249cm" svg:viewBox="0 0 277 357" svg:d="M121 15c0 0 2-7 2-8 0-2-2-7-8-7-10 0-53 3-66 5-3 0-10 2-10 11s7 9 13 9c23 0 23 3 23 6s0 7-1 12l-71 286c-3 8-3 10-3 11 0 7 7 17 18 17 5 0 15-3 20-15 1-2 6-21 8-31l13-44c2-8 6-28 8-36 5-18 5-20 15-35 16-26 41-54 80-54 29 0 31 23 31 35 0 31-23 87-31 108-5 15-7 19-7 28 0 26 22 44 48 44 51 0 74-71 74-79 0-6-7-6-9-6-8 0-8 3-9 8-12 41-35 62-54 62-12 0-14-6-14-18 0-11 4-18 12-41 6-16 28-69 28-98 0-8 0-29-20-43-8-8-23-14-46-14-37 0-64 21-83 42z">
            <text:p/>
          </draw:path>
          <draw:path draw:style-name="gr51" draw:text-style-name="P11" draw:layer="layout" svg:width="0.064cm" svg:height="0.156cm" svg:x="24.524cm" svg:y="3.541cm" svg:viewBox="0 0 65 157" svg:d="M51 51c0 28-5 60-40 93-3 2-4 3-4 5 0 5 4 8 8 8 6 0 50-41 50-101 0-31-11-56-36-56-16 0-29 13-29 29 0 17 11 30 29 30 14 0 22-8 22-8z">
            <text:p/>
          </draw:path>
          <draw:path draw:style-name="gr51" draw:text-style-name="P11" draw:layer="layout" svg:width="0.369cm" svg:height="0.228cm" svg:x="24.662cm" svg:y="3.376cm" svg:viewBox="0 0 370 229" svg:d="M242 62c3-13 10-37 10-41 0-10-8-16-16-16-10 0-20 6-23 15-2 5-7 26-10 39-7 28-7 29-15 57-6 28-6 33-8 48 3 10-2 19-13 34-7 8-18 16-34 16-20 0-46-6-46-45 0-27 14-64 24-90 8-22 10-27 10-35 0-24-20-44-47-44-51 0-74 69-74 79 0 6 7 6 8 6 8 0 8-3 10-8 13-43 34-62 54-62 8 0 13 5 13 18 0 11-5 23-6 29-30 74-30 84-30 100 0 59 54 67 82 67 10 0 34 0 57-34 12 23 39 34 71 34 44 0 67-39 76-60 22-43 35-105 35-130 0-37-21-39-25-39-13 0-28 13-28 26 0 10 5 13 10 17 12 9 18 24 18 40 0 7-21 131-85 131-41 0-41-36-41-44 0-14 2-23 8-51z">
            <text:p/>
          </draw:path>
          <draw:path draw:style-name="gr51" draw:text-style-name="P11" draw:layer="layout" svg:width="0.168cm" svg:height="0.719cm" svg:x="25.175cm" svg:y="2.952cm" svg:viewBox="0 0 169 720" svg:d="M169 714c0-2 0-4-14-17-90-90-112-226-112-337 0-124 27-250 116-340 10-9 10-10 10-13 0-5-4-7-9-7-6 0-72 49-114 141-38 78-46 159-46 219 0 57 8 144 47 226 45 88 107 134 113 134 5 0 9-1 9-6z">
            <text:p/>
          </draw:path>
          <draw:path draw:style-name="gr51" draw:text-style-name="P11" draw:layer="layout" svg:width="0.405cm" svg:height="0.32cm" svg:x="25.4cm" svg:y="3.171cm" svg:viewBox="0 0 406 321" svg:d="M234 142l85-93c8-10 13-15 74-15v-34c-26 2-64 2-67 2-18 0-54-2-74-2v34c10 0 18 2 26 7-1 3-1 5-5 8l-60 69-72-84h29v-34c-18 0-64 2-87 2-22 0-55-2-80-2v34h53l111 133-93 106c-13 13-40 13-74 13v35c25-2 62-2 67-2 18 0 59 2 74 2v-35c-13 0-26-3-26-8l4-6 71-79 78 93h-27v35c18 0 62-2 86-2 23 0 56 2 79 2v-35h-51z">
            <text:p/>
          </draw:path>
          <draw:path draw:style-name="gr51" draw:text-style-name="P11" draw:layer="layout" svg:width="0.168cm" svg:height="0.719cm" svg:x="25.861cm" svg:y="2.952cm" svg:viewBox="0 0 169 720" svg:d="M169 360c0-56-9-142-48-224-44-89-106-136-114-136-4 0-7 3-7 7 0 3 0 4 13 18 72 70 113 185 113 335 0 123-26 251-116 341-10 9-10 11-10 13 0 5 3 6 7 6 8 0 73-49 116-141 37-78 46-158 46-219z">
            <text:p/>
          </draw:path>
          <draw:path draw:style-name="gr51" draw:text-style-name="P11" draw:layer="layout" svg:width="0.457cm" svg:height="0.49cm" svg:x="26.128cm" svg:y="3.002cm" svg:viewBox="0 0 458 491" svg:d="M437 0h-437v34h79v423h-79v34c28-3 100-3 133-3 34 0 112 0 145 3v-34h-98v-195h36c70 0 77 31 77 85h33v-203h-33c0 52-7 84-77 84h-36v-194h101c117 0 133 56 144 140h33z">
            <text:p/>
          </draw:path>
          <draw:path draw:style-name="gr51" draw:text-style-name="P11" draw:layer="layout" svg:width="0.168cm" svg:height="0.719cm" svg:x="26.659cm" svg:y="2.952cm" svg:viewBox="0 0 169 720" svg:d="M169 360c0-56-9-142-48-224-44-89-106-136-114-136-4 0-7 3-7 7 0 3 0 4 13 18 72 70 113 185 113 335 0 123-26 251-116 341-10 9-10 11-10 13 0 5 3 6 7 6 8 0 73-49 116-141 37-78 46-158 46-219z">
            <text:p/>
          </draw:path>
        </draw:g>
        <draw:g>
          <draw:custom-shape draw:style-name="gr173" draw:text-style-name="P19" draw:layer="layout" svg:width="0.444cm" svg:height="0.505cm" svg:x="17.664cm" svg:y="5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21" draw:layer="layout" svg:width="0.443cm" svg:height="0.506cm" svg:x="17.232cm" svg:y="4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21" draw:layer="layout" svg:width="0.443cm" svg:height="0.504cm" svg:x="17.232cm" svg:y="4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21" draw:layer="layout" svg:width="0.443cm" svg:height="0.503cm" svg:x="17.232cm" svg:y="5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21" draw:layer="layout" svg:width="0.443cm" svg:height="0.505cm" svg:x="17.232cm" svg:y="5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23" draw:layer="layout" svg:width="0.444cm" svg:height="0.506cm" svg:x="16.788cm" svg:y="4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23" draw:layer="layout" svg:width="0.444cm" svg:height="0.504cm" svg:x="16.788cm" svg:y="4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23" draw:layer="layout" svg:width="0.444cm" svg:height="0.503cm" svg:x="16.788cm" svg:y="5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23" draw:layer="layout" svg:width="0.444cm" svg:height="0.505cm" svg:x="16.788cm" svg:y="5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25" draw:layer="layout" svg:width="0.445cm" svg:height="0.506cm" svg:x="16.343cm" svg:y="4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25" draw:layer="layout" svg:width="0.445cm" svg:height="0.504cm" svg:x="16.343cm" svg:y="4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25" draw:layer="layout" svg:width="0.445cm" svg:height="0.503cm" svg:x="16.343cm" svg:y="5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25" draw:layer="layout" svg:width="0.445cm" svg:height="0.505cm" svg:x="16.343cm" svg:y="5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21" draw:layer="layout" svg:width="0.443cm" svg:height="0.506cm" svg:x="17.232cm" svg:y="6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21" draw:layer="layout" svg:width="0.443cm" svg:height="0.504cm" svg:x="17.232cm" svg:y="6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21" draw:layer="layout" svg:width="0.443cm" svg:height="0.504cm" svg:x="17.232cm" svg:y="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21" draw:layer="layout" svg:width="0.443cm" svg:height="0.506cm" svg:x="17.232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23" draw:layer="layout" svg:width="0.444cm" svg:height="0.506cm" svg:x="16.788cm" svg:y="6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23" draw:layer="layout" svg:width="0.444cm" svg:height="0.504cm" svg:x="16.788cm" svg:y="6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23" draw:layer="layout" svg:width="0.444cm" svg:height="0.504cm" svg:x="16.788cm" svg:y="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23" draw:layer="layout" svg:width="0.444cm" svg:height="0.506cm" svg:x="16.788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25" draw:layer="layout" svg:width="0.445cm" svg:height="0.506cm" svg:x="16.343cm" svg:y="6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25" draw:layer="layout" svg:width="0.445cm" svg:height="0.504cm" svg:x="16.343cm" svg:y="6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25" draw:layer="layout" svg:width="0.445cm" svg:height="0.504cm" svg:x="16.343cm" svg:y="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25" draw:layer="layout" svg:width="0.445cm" svg:height="0.506cm" svg:x="16.343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21" draw:layer="layout" svg:width="0.443cm" svg:height="0.506cm" svg:x="17.232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21" draw:layer="layout" svg:width="0.443cm" svg:height="0.504cm" svg:x="17.232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21" draw:layer="layout" svg:width="0.443cm" svg:height="0.504cm" svg:x="17.232cm" svg:y="9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21" draw:layer="layout" svg:width="0.443cm" svg:height="0.504cm" svg:x="17.232cm" svg:y="10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23" draw:layer="layout" svg:width="0.444cm" svg:height="0.506cm" svg:x="16.788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23" draw:layer="layout" svg:width="0.444cm" svg:height="0.504cm" svg:x="16.788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23" draw:layer="layout" svg:width="0.444cm" svg:height="0.504cm" svg:x="16.788cm" svg:y="9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23" draw:layer="layout" svg:width="0.444cm" svg:height="0.504cm" svg:x="16.788cm" svg:y="10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25" draw:layer="layout" svg:width="0.445cm" svg:height="0.506cm" svg:x="16.343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25" draw:layer="layout" svg:width="0.445cm" svg:height="0.504cm" svg:x="16.343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25" draw:layer="layout" svg:width="0.445cm" svg:height="0.504cm" svg:x="16.343cm" svg:y="9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25" draw:layer="layout" svg:width="0.445cm" svg:height="0.504cm" svg:x="16.343cm" svg:y="10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7" draw:layer="layout" svg:width="0.445cm" svg:height="0.506cm" svg:x="18.108cm" svg:y="4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45cm" svg:height="0.504cm" svg:x="18.108cm" svg:y="4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17" draw:layer="layout" svg:width="0.445cm" svg:height="0.503cm" svg:x="18.108cm" svg:y="5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17" draw:layer="layout" svg:width="0.445cm" svg:height="0.505cm" svg:x="18.108cm" svg:y="5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19" draw:layer="layout" svg:width="0.444cm" svg:height="0.506cm" svg:x="17.664cm" svg:y="4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9" draw:layer="layout" svg:width="0.444cm" svg:height="0.504cm" svg:x="17.664cm" svg:y="4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19" draw:layer="layout" svg:width="0.444cm" svg:height="0.503cm" svg:x="17.664cm" svg:y="5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7" draw:layer="layout" svg:width="0.445cm" svg:height="0.506cm" svg:x="18.108cm" svg:y="6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45cm" svg:height="0.504cm" svg:x="18.108cm" svg:y="6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45cm" svg:height="0.504cm" svg:x="18.108cm" svg:y="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7" draw:layer="layout" svg:width="0.445cm" svg:height="0.506cm" svg:x="18.108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19" draw:layer="layout" svg:width="0.444cm" svg:height="0.506cm" svg:x="17.664cm" svg:y="6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9" draw:layer="layout" svg:width="0.444cm" svg:height="0.504cm" svg:x="17.664cm" svg:y="6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9" draw:layer="layout" svg:width="0.444cm" svg:height="0.504cm" svg:x="17.664cm" svg:y="7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19" draw:layer="layout" svg:width="0.444cm" svg:height="0.506cm" svg:x="17.664cm" svg:y="7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7" draw:layer="layout" svg:width="0.445cm" svg:height="0.506cm" svg:x="18.108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45cm" svg:height="0.504cm" svg:x="18.108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45cm" svg:height="0.504cm" svg:x="18.108cm" svg:y="9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45cm" svg:height="0.504cm" svg:x="18.108cm" svg:y="10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19" draw:layer="layout" svg:width="0.444cm" svg:height="0.506cm" svg:x="17.664cm" svg:y="8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9" draw:layer="layout" svg:width="0.444cm" svg:height="0.504cm" svg:x="17.664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9" draw:layer="layout" svg:width="0.444cm" svg:height="0.504cm" svg:x="17.664cm" svg:y="9.5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9" draw:layer="layout" svg:width="0.444cm" svg:height="0.504cm" svg:x="17.664cm" svg:y="10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27" draw:layer="layout" svg:width="0.445cm" svg:height="0.506cm" svg:x="16.343cm" svg:y="4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7" draw:layer="layout" svg:width="0.445cm" svg:height="0.504cm" svg:x="16.343cm" svg:y="4.9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27" draw:layer="layout" svg:width="0.445cm" svg:height="0.503cm" svg:x="16.343cm" svg:y="5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27" draw:layer="layout" svg:width="0.445cm" svg:height="0.505cm" svg:x="16.343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27" draw:layer="layout" svg:width="0.445cm" svg:height="0.506cm" svg:x="16.343cm" svg:y="6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7" draw:layer="layout" svg:width="0.445cm" svg:height="0.504cm" svg:x="16.343cm" svg:y="6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7" draw:layer="layout" svg:width="0.445cm" svg:height="0.504cm" svg:x="16.343cm" svg:y="7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27" draw:layer="layout" svg:width="0.445cm" svg:height="0.506cm" svg:x="16.343cm" svg:y="7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3" draw:text-style-name="P27" draw:layer="layout" svg:width="0.445cm" svg:height="0.506cm" svg:x="16.343cm" svg:y="8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7" draw:layer="layout" svg:width="0.445cm" svg:height="0.504cm" svg:x="16.343cm" svg:y="9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7" draw:layer="layout" svg:width="0.445cm" svg:height="0.504cm" svg:x="16.343cm" svg:y="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4" draw:text-style-name="P27" draw:layer="layout" svg:width="0.445cm" svg:height="0.504cm" svg:x="16.343cm" svg:y="10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28" draw:layer="layout" svg:width="0.444cm" svg:height="0.506cm" svg:x="16.788cm" svg:y="4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28" draw:layer="layout" svg:width="0.444cm" svg:height="0.504cm" svg:x="16.788cm" svg:y="4.9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28" draw:layer="layout" svg:width="0.444cm" svg:height="0.503cm" svg:x="16.788cm" svg:y="5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0" draw:text-style-name="P28" draw:layer="layout" svg:width="0.444cm" svg:height="0.505cm" svg:x="16.788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28" draw:layer="layout" svg:width="0.444cm" svg:height="0.506cm" svg:x="16.788cm" svg:y="6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28" draw:layer="layout" svg:width="0.444cm" svg:height="0.504cm" svg:x="16.788cm" svg:y="6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28" draw:layer="layout" svg:width="0.444cm" svg:height="0.504cm" svg:x="16.788cm" svg:y="7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28" draw:layer="layout" svg:width="0.444cm" svg:height="0.506cm" svg:x="16.788cm" svg:y="7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28" draw:layer="layout" svg:width="0.444cm" svg:height="0.506cm" svg:x="16.788cm" svg:y="8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28" draw:layer="layout" svg:width="0.444cm" svg:height="0.504cm" svg:x="16.788cm" svg:y="9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28" draw:layer="layout" svg:width="0.444cm" svg:height="0.504cm" svg:x="16.788cm" svg:y="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28" draw:layer="layout" svg:width="0.444cm" svg:height="0.504cm" svg:x="16.788cm" svg:y="10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29" draw:layer="layout" svg:width="0.443cm" svg:height="0.506cm" svg:x="17.232cm" svg:y="4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29" draw:layer="layout" svg:width="0.443cm" svg:height="0.504cm" svg:x="17.232cm" svg:y="4.9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3" draw:text-style-name="P29" draw:layer="layout" svg:width="0.443cm" svg:height="0.503cm" svg:x="17.232cm" svg:y="5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4" draw:text-style-name="P29" draw:layer="layout" svg:width="0.443cm" svg:height="0.505cm" svg:x="17.232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29" draw:layer="layout" svg:width="0.443cm" svg:height="0.506cm" svg:x="17.232cm" svg:y="6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29" draw:layer="layout" svg:width="0.443cm" svg:height="0.504cm" svg:x="17.232cm" svg:y="6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29" draw:layer="layout" svg:width="0.443cm" svg:height="0.504cm" svg:x="17.232cm" svg:y="7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29" draw:layer="layout" svg:width="0.443cm" svg:height="0.506cm" svg:x="17.232cm" svg:y="7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29" draw:layer="layout" svg:width="0.443cm" svg:height="0.506cm" svg:x="17.232cm" svg:y="8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29" draw:layer="layout" svg:width="0.443cm" svg:height="0.504cm" svg:x="17.232cm" svg:y="9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29" draw:layer="layout" svg:width="0.443cm" svg:height="0.504cm" svg:x="17.232cm" svg:y="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2" draw:text-style-name="P29" draw:layer="layout" svg:width="0.443cm" svg:height="0.504cm" svg:x="17.232cm" svg:y="10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30" draw:layer="layout" svg:width="0.444cm" svg:height="0.505cm" svg:x="17.664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30" draw:layer="layout" svg:width="0.444cm" svg:height="0.506cm" svg:x="17.664cm" svg:y="4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30" draw:layer="layout" svg:width="0.444cm" svg:height="0.504cm" svg:x="17.664cm" svg:y="4.9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8" draw:text-style-name="P30" draw:layer="layout" svg:width="0.444cm" svg:height="0.503cm" svg:x="17.664cm" svg:y="5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30" draw:layer="layout" svg:width="0.444cm" svg:height="0.506cm" svg:x="17.664cm" svg:y="6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30" draw:layer="layout" svg:width="0.444cm" svg:height="0.504cm" svg:x="17.664cm" svg:y="6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30" draw:layer="layout" svg:width="0.444cm" svg:height="0.504cm" svg:x="17.664cm" svg:y="7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30" draw:layer="layout" svg:width="0.444cm" svg:height="0.506cm" svg:x="17.664cm" svg:y="7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30" draw:layer="layout" svg:width="0.444cm" svg:height="0.506cm" svg:x="17.664cm" svg:y="8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30" draw:layer="layout" svg:width="0.444cm" svg:height="0.504cm" svg:x="17.664cm" svg:y="9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30" draw:layer="layout" svg:width="0.444cm" svg:height="0.504cm" svg:x="17.664cm" svg:y="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7" draw:text-style-name="P30" draw:layer="layout" svg:width="0.444cm" svg:height="0.504cm" svg:x="17.664cm" svg:y="10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9" draw:text-style-name="P31" draw:layer="layout" svg:width="0.445cm" svg:height="0.506cm" svg:x="18.108cm" svg:y="4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1" draw:layer="layout" svg:width="0.445cm" svg:height="0.504cm" svg:x="18.108cm" svg:y="4.9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31" draw:layer="layout" svg:width="0.445cm" svg:height="0.503cm" svg:x="18.108cm" svg:y="5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2" draw:text-style-name="P31" draw:layer="layout" svg:width="0.445cm" svg:height="0.505cm" svg:x="18.108cm" svg:y="5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9" draw:text-style-name="P31" draw:layer="layout" svg:width="0.445cm" svg:height="0.506cm" svg:x="18.108cm" svg:y="6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1" draw:layer="layout" svg:width="0.445cm" svg:height="0.504cm" svg:x="18.108cm" svg:y="6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1" draw:layer="layout" svg:width="0.445cm" svg:height="0.504cm" svg:x="18.108cm" svg:y="7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9" draw:text-style-name="P31" draw:layer="layout" svg:width="0.445cm" svg:height="0.506cm" svg:x="18.108cm" svg:y="7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9" draw:text-style-name="P31" draw:layer="layout" svg:width="0.445cm" svg:height="0.506cm" svg:x="18.108cm" svg:y="8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1" draw:layer="layout" svg:width="0.445cm" svg:height="0.504cm" svg:x="18.108cm" svg:y="9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1" draw:layer="layout" svg:width="0.445cm" svg:height="0.504cm" svg:x="18.108cm" svg:y="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1" draw:layer="layout" svg:width="0.445cm" svg:height="0.504cm" svg:x="18.108cm" svg:y="10.0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3" draw:text-style-name="P9" draw:layer="layout" svg:width="0.341cm" svg:height="2.1cm" draw:transform="rotate (-1.5706217938697) translate (18.509cm 10.59cm)">
          <text:p/>
          <draw:enhanced-geometry svg:viewBox="0 0 21600 21600" draw:text-areas="?f0 ?f8 ?f2 ?f9" draw:type="up-down-arrow" draw:modifiers="7433.76623376623 1799.1432651118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K§svg§600§FALSE§</svg:desc>
          <draw:polygon draw:style-name="gr50" draw:text-style-name="P10" draw:layer="layout" svg:width="0.303cm" svg:height="0.25cm" svg:x="17.312cm" svg:y="10.979cm" svg:viewBox="0 0 304 251" draw:points="152,251 0,251 0,0 304,0 304,251">
            <text:p/>
          </draw:polygon>
          <draw:path draw:style-name="gr51" draw:text-style-name="P11" draw:layer="layout" svg:width="0.28cm" svg:height="0.25cm" svg:x="17.325cm" svg:y="10.979cm" svg:viewBox="0 0 281 251" svg:d="M155 102c0 0-1-4-1-5 0 0 6-5 9-8l58-50c32-25 44-27 54-27 2-1 6-1 6-8 0-2-1-4-4-4-7 0-15 1-23 1-12 0-25-1-37-1-2 0-6 0-6 7 0 3 2 4 4 5 7 0 10 2 10 7 0 7-10 15-11 17l-129 110 26-118c3-13 4-16 28-16 8 0 11 0 11-8 0-3-3-4-5-4-9 0-33 1-42 1s-33-1-42-1c-3 0-7 0-7 7 0 5 3 5 10 5 3 0 9 0 14 0s7 2 7 6c0 1 0 3-2 7l-44 197c-3 15-4 17-30 17-5 0-9 0-9 8 0 4 4 4 5 4 9 0 32-1 42-1 7 0 14 0 21 0s14 1 21 1c2 0 7 0 7-8 0-4-3-4-9-4-12 0-22 0-22-7 0-2 2-10 3-15 5-20 9-39 14-58l48-42 39 98c4 10 4 11 4 13 0 11-14 11-17 11-4 0-8 0-8 8 0 4 5 4 5 4 13 0 28-1 40-1 8 0 26 1 33 1 2 0 6 0 6-8 0-4-4-4-7-4-14 0-17-3-23-16z">
            <text:p/>
          </draw:path>
        </draw:g>
        <draw:custom-shape draw:style-name="gr86" draw:text-style-name="P9" draw:layer="layout" svg:width="0.307cm" svg:height="5.836cm" svg:x="15.897cm" svg:y="4.623cm">
          <text:p/>
          <draw:enhanced-geometry svg:viewBox="0 0 21600 21600" draw:text-areas="?f0 ?f8 ?f2 ?f9" draw:type="up-down-arrow" draw:modifiers="7658.59872611465 1276.6957450596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8§display§HW§svg§600§FALSE§</svg:desc>
          <draw:polygon draw:style-name="gr50" draw:text-style-name="P10" draw:layer="layout" svg:width="0.539cm" svg:height="0.205cm" svg:x="15.357cm" svg:y="7.393cm" svg:viewBox="0 0 540 206" draw:points="270,206 0,206 0,0 540,0 540,206">
            <text:p/>
          </draw:polygon>
          <draw:path draw:style-name="gr51" draw:text-style-name="P11" draw:layer="layout" svg:width="0.227cm" svg:height="0.205cm" svg:x="15.367cm" svg:y="7.393cm" svg:viewBox="0 0 228 206" svg:d="M196 23c3-11 3-13 23-13 7 0 9 0 9-7 0-3-3-3-3-3-8 0-28 1-36 1-7 0-27-1-34-1-2 0-6 0-6 6 0 4 3 4 8 4 0 0 6 0 10 0 5 0 8 1 8 5 0 1 0 1-2 6l-16 73h-82l16-71c3-11 3-13 23-13 7 0 9 0 9-7 0-3-3-3-4-3-8 0-27 1-35 1s-27-1-35-1c-2 0-5 0-5 6 0 4 3 4 8 4 0 0 5 0 10 0s8 1 8 5c0 1-1 2-2 6l-36 162c-2 11-3 13-25 13-5 0-7 0-7 7 0 3 3 3 4 3 8 0 27-1 34-1 6 0 12 0 17 0 7 0 13 1 18 1 2 0 6 0 6-6 0-4-3-4-8-4-10 0-17 0-17-5 0-1 0-3 0-5l19-83h82c-11 50-17 79-18 84-3 9-8 9-25 9-4 0-7 0-7 7 0 3 4 3 5 3 7 0 26-1 33-1 6 0 12 0 18 0s12 1 17 1c3 0 6 0 6-6 0-4-3-4-7-4-11 0-18 0-18-5 0-1 0-3 0-5z">
            <text:p/>
          </draw:path>
          <draw:path draw:style-name="gr51" draw:text-style-name="P11" draw:layer="layout" svg:width="0.268cm" svg:height="0.212cm" svg:x="15.618cm" svg:y="7.393cm" svg:viewBox="0 0 269 213" svg:d="M234 35c7-13 13-24 30-25 2-1 5-1 5-7 0-1-1-3-3-3-7 0-14 1-21 1-9 0-19-1-28-1-2 0-5 0-5 5 0 4 2 5 4 5 6 0 15 2 15 11 0 4-1 6-3 10l-73 142-10-150c0-5-1-13 19-13 5 0 7 0 7-7 0-3-3-3-4-3-11 0-22 1-33 1-6 0-22-1-28-1-2 0-6 0-6 6 0 4 3 4 7 4 12 0 14 1 14 7l2 23-68 133-11-152c0-5 0-11 21-11 3 0 5 0 5-7 0-3-3-3-4-3-10 0-22 1-33 1-9 0-19-1-28-1-1 0-5 0-5 5s2 5 7 5c13 0 13 2 14 11l12 184c1 5 1 8 5 8 3 0 4-2 6-7l80-153 10 152c0 6 1 8 4 8s5-4 7-6z">
            <text:p/>
          </draw:path>
        </draw:g>
        <draw:custom-shape draw:style-name="gr214" draw:text-style-name="P8" draw:layer="layout" svg:width="2.21cm" svg:height="0.508cm" svg:x="16.329cm" svg:y="5.44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0.172cm" svg:height="0.19cm" svg:x="16.453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0.172cm" svg:height="0.19cm" svg:x="16.92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0.172cm" svg:height="0.19cm" svg:x="17.356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0.172cm" svg:height="0.19cm" svg:x="17.791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0.172cm" svg:height="0.19cm" svg:x="18.198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R}_{h, w}(\mathbf{x}) \mathbf{F}§svg§600§FALSE§</svg:desc>
          <draw:polygon draw:style-name="gr50" draw:text-style-name="P10" draw:layer="layout" svg:width="3.097cm" svg:height="0.745cm" svg:x="15.986cm" svg:y="2.951cm" svg:viewBox="0 0 3098 746" draw:points="1549,746 0,746 0,0 3098,0 3098,746">
            <text:p/>
          </draw:polygon>
          <draw:path draw:style-name="gr51" draw:text-style-name="P11" draw:layer="layout" svg:width="0.586cm" svg:height="0.508cm" svg:x="16.001cm" svg:y="2.999cm" svg:viewBox="0 0 587 509" svg:d="M276 39c140 0 175 35 175 82 0 44-34 131-153 134-36 2-61 28-61 36 0 4 3 4 5 4 30 5 44 19 82 104 33 76 52 110 95 110 86 0 168-88 168-105 0-5-5-5-6-5-10 0-38 10-53 32-11 16-27 37-62 37-37 0-60-51-85-106-15-36-28-64-44-82 105-39 175-115 175-190 0-90-121-90-229-90-72 0-113 0-173 26-97 43-110 102-110 108 0 5 3 7 7 7 11 0 29-12 34-15 15-10 18-15 21-28 10-29 31-54 121-59-3 44-10 112-34 216-20 82-46 161-77 238-5 8-5 10-5 11 0 5 7 5 8 5 15 0 44-18 53-31 1-3 93-208 114-439z">
            <text:p/>
          </draw:path>
          <draw:path draw:style-name="gr51" draw:text-style-name="P11" draw:layer="layout" svg:width="0.275cm" svg:height="0.356cm" svg:x="16.632cm" svg:y="3.249cm" svg:viewBox="0 0 276 357" svg:d="M121 15c0 0 2-7 2-8 0-2-2-7-8-7-10 0-53 3-66 5-3 0-10 2-10 11s7 9 13 9c23 0 23 3 23 6s0 7-1 12l-71 286c-3 8-3 10-3 11 0 7 7 17 18 17 5 0 15-3 20-15 1-2 6-21 8-31l13-44c2-8 6-28 8-36 5-18 5-20 15-35 16-26 41-54 80-54 29 0 31 23 31 35 0 31-23 87-31 108-5 15-7 19-7 28 0 26 22 44 48 44 51 0 73-71 73-79 0-6-6-6-8-6-8 0-8 3-10 8-11 41-34 62-54 62-11 0-13-6-13-18 0-11 4-18 12-41 6-16 28-69 28-98 0-8 0-29-20-43-8-8-23-14-46-14-37 0-64 21-83 42z">
            <text:p/>
          </draw:path>
          <draw:path draw:style-name="gr51" draw:text-style-name="P11" draw:layer="layout" svg:width="0.064cm" svg:height="0.156cm" svg:x="16.987cm" svg:y="3.541cm" svg:viewBox="0 0 65 157" svg:d="M51 51c0 28-5 60-40 93-3 2-4 3-4 5 0 5 4 8 8 8 6 0 50-41 50-101 0-31-13-56-36-56-16 0-29 13-29 29 0 17 11 30 29 30 14 0 22-8 22-8z">
            <text:p/>
          </draw:path>
          <draw:path draw:style-name="gr51" draw:text-style-name="P11" draw:layer="layout" svg:width="0.369cm" svg:height="0.228cm" svg:x="17.126cm" svg:y="3.375cm" svg:viewBox="0 0 370 229" svg:d="M242 62c3-13 10-37 10-41 0-10-8-16-16-16-10 0-20 6-23 15-2 5-7 26-10 39-7 28-7 29-15 57-6 28-6 33-8 48 3 10-2 19-13 34-7 8-18 16-34 16-20 0-46-6-46-45 0-27 14-64 24-90 8-22 10-27 10-35 0-24-20-44-47-44-51 0-74 69-74 79 0 6 7 6 8 6 8 0 8-3 10-8 13-43 34-62 54-62 8 0 13 5 13 18 0 11-5 23-6 29-30 74-30 84-30 100 0 59 54 67 82 67 10 0 34 0 57-34 12 23 39 34 70 34 45 0 68-39 77-60 22-43 35-105 35-130 0-37-22-39-25-39-13 0-28 13-28 26 0 10 5 13 10 17 12 9 18 24 18 40 0 7-21 131-85 131-41 0-41-36-41-44 0-14 2-23 8-51z">
            <text:p/>
          </draw:path>
          <draw:path draw:style-name="gr51" draw:text-style-name="P11" draw:layer="layout" svg:width="0.167cm" svg:height="0.719cm" svg:x="17.638cm" svg:y="2.951cm" svg:viewBox="0 0 168 720" svg:d="M168 714c0-2 0-4-13-17-90-90-112-226-112-337 0-124 27-250 116-340 9-9 9-10 9-13 0-5-3-7-8-7-6 0-72 49-114 141-38 78-46 159-46 219 0 57 8 144 47 226 45 88 107 134 113 134 5 0 8-1 8-6z">
            <text:p/>
          </draw:path>
          <draw:path draw:style-name="gr51" draw:text-style-name="P11" draw:layer="layout" svg:width="0.405cm" svg:height="0.32cm" svg:x="17.862cm" svg:y="3.171cm" svg:viewBox="0 0 406 321" svg:d="M234 142l85-93c8-10 13-15 74-15v-34c-27 2-64 2-67 2-18 0-54-2-74-2v34c10 0 18 2 26 7-2 3-2 5-5 8l-60 69-72-84h29v-34c-18 0-64 2-87 2-22 0-55-2-80-2v34h53l111 133-93 106c-13 13-40 13-74 13v35c25-2 62-2 67-2 18 0 59 2 74 2v-35c-13 0-26-3-26-8l4-6 71-79 78 93h-28v35c18 0 63-2 87-2 23 0 56 2 79 2v-35h-51z">
            <text:p/>
          </draw:path>
          <draw:path draw:style-name="gr51" draw:text-style-name="P11" draw:layer="layout" svg:width="0.167cm" svg:height="0.719cm" svg:x="18.324cm" svg:y="2.951cm" svg:viewBox="0 0 168 720" svg:d="M168 360c0-56-8-142-47-224-44-89-106-136-114-136-4 0-7 3-7 7 0 3 0 4 13 18 72 70 113 185 113 335 0 123-26 251-116 341-10 9-10 11-10 13 0 5 3 6 7 6 8 0 73-49 116-141 37-78 45-158 45-219z">
            <text:p/>
          </draw:path>
          <draw:path draw:style-name="gr51" draw:text-style-name="P11" draw:layer="layout" svg:width="0.457cm" svg:height="0.49cm" svg:x="18.59cm" svg:y="3.002cm" svg:viewBox="0 0 458 491" svg:d="M437 0h-437v34h79v423h-79v34c28-3 100-3 133-3 34 0 112 0 145 3v-34h-98v-195h36c70 0 77 31 77 85h33v-203h-33c0 52-7 84-77 84h-36v-194h101c117 0 133 56 144 140h33z">
            <text:p/>
          </draw:path>
        </draw:g>
        <presentation:notes draw:style-name="dp2">
          <draw:page-thumbnail draw:style-name="gr215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3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1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9cm" svg:height="2.922cm" svg:x="1.4cm" svg:y="0.697cm" presentation:class="title" presentation:placeholder="true">
        <draw:text-box/>
      </draw:frame>
      <draw:frame presentation:style-name="Standard-outline1" draw:layer="backgroundobjects" svg:width="25.199cm" svg:height="10.149cm" svg:x="1.4cm" svg:y="4.093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06cm" svg:x="9.576cm" svg:y="15.9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06cm" svg:x="20.076cm" svg:y="15.94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6:16:57.959673689</meta:creation-date>
    <dc:date>2019-09-20T13:56:04.042260870</dc:date>
    <meta:editing-duration>PT1H53M40S</meta:editing-duration>
    <meta:editing-cycles>11</meta:editing-cycles>
    <meta:generator>LibreOffice/6.0.7.3$Linux_X86_64 LibreOffice_project/00m0$Build-3</meta:generator>
    <meta:document-statistic meta:object-count="1117"/>
  </office:meta>
</office:document-meta>
</file>